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ffff" draw:textarea-vertical-align="middle"/>
    </style:style>
    <style:style style:name="gr5" style:family="graphic" style:parent-style-name="standard">
      <style:graphic-properties svg:stroke-color="#000000" draw:fill="solid" draw:fill-color="#ffffff" draw:textarea-vertical-align="middle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9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text-properties fo:color="#ff0000" fo:font-size="10.5pt" style:font-size-asian="10.5pt" style:font-size-complex="10.5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color="#ff0000" fo:font-size="9pt" style:font-size-asian="9pt" style:font-size-complex="9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" form:id="control1" form:current-value="T1" form:value="T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1" form:control-implementation="ooo:com.sun.star.form.component.TextField" xml:id="control2" form:id="control2" form:current-value="T2" form:value="T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B1" form:control-implementation="ooo:com.sun.star.form.component.CommandButton" xml:id="control3" form:id="control3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4" form:id="control4" form:current-value="T1" form:value="T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1" form:control-implementation="ooo:com.sun.star.form.component.TextField" xml:id="control5" form:id="control5" form:current-value="T2" form:value="T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B1" form:control-implementation="ooo:com.sun.star.form.component.CommandButton" xml:id="control6" form:id="control6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1" form:control-implementation="ooo:com.sun.star.form.component.CommandButton" xml:id="control7" form:id="control7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5.4cm" svg:x="2.5cm" svg:y="3cm">
          <text:p/>
        </draw:rect>
        <draw:control draw:style-name="standard" draw:text-style-name="P2" draw:layer="controls" svg:width="2.25cm" svg:height="0.5cm" svg:x="11.2cm" svg:y="4.8cm" draw:control="control1"/>
        <draw:frame draw:style-name="gr2" draw:text-style-name="P3" draw:layer="layout" svg:width="1.666cm" svg:height="0.64cm" svg:x="9.634cm" svg:y="4.8cm">
          <draw:text-box>
            <text:p><text:span text:style-name="T1">Tunnus</text:span></text:p>
          </draw:text-box>
        </draw:frame>
        <draw:frame draw:style-name="gr2" draw:text-style-name="P3" draw:layer="layout" svg:width="1.963cm" svg:height="0.64cm" svg:x="13.4cm" svg:y="4.8cm">
          <draw:text-box>
            <text:p><text:span text:style-name="T1">Salasana</text:span></text:p>
          </draw:text-box>
        </draw:frame>
        <draw:control draw:style-name="standard" draw:text-style-name="P2" draw:layer="controls" svg:width="2.25cm" svg:height="0.5cm" svg:x="15.2cm" svg:y="4.8cm" draw:control="control2"/>
        <draw:frame draw:style-name="gr2" draw:text-style-name="P4" draw:layer="layout" svg:width="5.231cm" svg:height="0.963cm" svg:x="4.3cm" svg:y="3.837cm">
          <draw:text-box>
            <text:p><text:span text:style-name="T2">As Oy IT-katu 64</text:span></text:p>
          </draw:text-box>
        </draw:frame>
        <draw:frame draw:style-name="gr2" draw:text-style-name="P4" draw:layer="layout" svg:width="4.765cm" svg:height="0.963cm" svg:x="2.5cm" svg:y="1.5cm">
          <draw:text-box>
            <text:p><text:span text:style-name="T2">GUI (Yläpalkki)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control draw:style-name="standard" draw:text-style-name="P6" draw:layer="controls" svg:width="0.7cm" svg:height="0.5cm" svg:x="17.6cm" svg:y="4.8cm" draw:control="control3"/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rect draw:style-name="gr4" draw:text-style-name="P1" draw:layer="layout" svg:width="5.1cm" svg:height="0.6cm" svg:x="3cm" svg:y="4.8cm">
          <text:p/>
        </draw:rect>
        <draw:rect draw:style-name="gr5" draw:text-style-name="P8" draw:layer="layout" svg:width="5.1cm" svg:height="0.6cm" svg:x="3cm" svg:y="5.4cm">
          <text:p text:style-name="P7"><text:span text:style-name="T1">Menu item 2</text:span></text:p>
        </draw:rect>
        <draw:rect draw:style-name="gr5" draw:text-style-name="P9" draw:layer="layout" svg:width="5.1cm" svg:height="0.6cm" svg:x="3cm" svg:y="4.8cm">
          <text:p text:style-name="P7"><text:span text:style-name="T1">Menu item 1</text:span></text:p>
        </draw:rect>
        <draw:rect draw:style-name="gr5" draw:text-style-name="P8" draw:layer="layout" svg:width="5.1cm" svg:height="0.6cm" svg:x="3cm" svg:y="6cm">
          <text:p text:style-name="P7"><text:span text:style-name="T1">Menu item 3</text:span></text:p>
        </draw:rect>
        <draw:rect draw:style-name="gr5" draw:text-style-name="P8" draw:layer="layout" svg:width="5.1cm" svg:height="0.6cm" svg:x="3cm" svg:y="6.6cm">
          <text:p text:style-name="P7"><text:span text:style-name="T1">Menu item 4</text:span></text:p>
        </draw:rect>
        <draw:rect draw:style-name="gr5" draw:text-style-name="P8" draw:layer="layout" svg:width="5.1cm" svg:height="0.6cm" svg:x="8.1cm" svg:y="6.1cm">
          <text:p text:style-name="P7"><text:span text:style-name="T1">SubMenu item 1</text:span></text:p>
        </draw:rect>
        <draw:rect draw:style-name="gr5" draw:text-style-name="P8" draw:layer="layout" svg:width="5.1cm" svg:height="0.6cm" svg:x="8.1cm" svg:y="6.7cm">
          <text:p text:style-name="P7"><text:span text:style-name="T1">SubMenu item 2</text:span></text:p>
        </draw:rect>
        <draw:rect draw:style-name="gr1" draw:text-style-name="P1" draw:layer="layout" svg:width="16cm" svg:height="2.5cm" svg:x="2.5cm" svg:y="10.9cm">
          <text:p/>
        </draw:rect>
        <draw:frame draw:style-name="gr2" draw:text-style-name="P3" draw:layer="layout" svg:width="1.666cm" svg:height="0.64cm" svg:x="9.634cm" svg:y="12.7cm">
          <draw:text-box>
            <text:p><text:span text:style-name="T1">Tunnus</text:span></text:p>
          </draw:text-box>
        </draw:frame>
        <draw:frame draw:style-name="gr2" draw:text-style-name="P3" draw:layer="layout" svg:width="1.963cm" svg:height="0.64cm" svg:x="13.4cm" svg:y="12.7cm">
          <draw:text-box>
            <text:p><text:span text:style-name="T1">Salasana</text:span></text:p>
          </draw:text-box>
        </draw:frame>
        <draw:frame draw:style-name="gr2" draw:text-style-name="P4" draw:layer="layout" svg:width="5.231cm" svg:height="0.963cm" svg:x="4.3cm" svg:y="11.737cm">
          <draw:text-box>
            <text:p><text:span text:style-name="T2">As Oy IT-katu 64</text:span></text:p>
          </draw:text-box>
        </draw:frame>
        <draw:frame draw:style-name="gr2" draw:text-style-name="P4" draw:layer="layout" svg:width="6.454cm" svg:height="0.963cm" svg:x="2.5cm" svg:y="9.4cm">
          <draw:text-box>
            <text:p><text:span text:style-name="T2">GUI (Kirjaantuminen)</text:span></text:p>
          </draw:text-box>
        </draw:frame>
        <draw:custom-shape draw:style-name="gr3" draw:text-style-name="P5" draw:layer="layout" svg:width="1.2cm" svg:height="1.1cm" svg:x="3cm" svg:y="11.6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13.4cm" svg:x2="18.5cm" svg:y2="13.4cm">
          <text:p/>
        </draw:line>
        <draw:control draw:style-name="standard" draw:text-style-name="P2" draw:layer="controls" svg:width="2.25cm" svg:height="0.5cm" svg:x="11.2cm" svg:y="12.7cm" draw:control="control4"/>
        <draw:control draw:style-name="standard" draw:text-style-name="P2" draw:layer="controls" svg:width="2.25cm" svg:height="0.5cm" svg:x="15.2cm" svg:y="12.7cm" draw:control="control5"/>
        <draw:control draw:style-name="standard" draw:text-style-name="P6" draw:layer="controls" svg:width="0.7cm" svg:height="0.5cm" svg:x="17.6cm" svg:y="12.7cm" draw:control="control6"/>
        <draw:rect draw:style-name="gr1" draw:text-style-name="P1" draw:layer="layout" svg:width="16cm" svg:height="2.5cm" svg:x="2.5cm" svg:y="16.4cm">
          <text:p/>
        </draw:rect>
        <draw:frame draw:style-name="gr2" draw:text-style-name="P3" draw:layer="layout" svg:width="3.309cm" svg:height="0.64cm" svg:x="14.3cm" svg:y="18.2cm">
          <draw:text-box>
            <text:p><text:span text:style-name="T1">Maija Meikäläinen</text:span></text:p>
          </draw:text-box>
        </draw:frame>
        <draw:frame draw:style-name="gr2" draw:text-style-name="P4" draw:layer="layout" svg:width="5.231cm" svg:height="0.963cm" svg:x="4.3cm" svg:y="17.237cm">
          <draw:text-box>
            <text:p><text:span text:style-name="T2">As Oy IT-katu 64</text:span></text:p>
          </draw:text-box>
        </draw:frame>
        <draw:frame draw:style-name="gr2" draw:text-style-name="P4" draw:layer="layout" svg:width="5.26cm" svg:height="0.963cm" svg:x="2.5cm" svg:y="14.9cm">
          <draw:text-box>
            <text:p><text:span text:style-name="T2">GUI (Kirjautunut)</text:span></text:p>
          </draw:text-box>
        </draw:frame>
        <draw:custom-shape draw:style-name="gr3" draw:text-style-name="P5" draw:layer="layout" svg:width="1.2cm" svg:height="1.1cm" svg:x="3cm" svg:y="17.1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18.9cm" svg:x2="18.5cm" svg:y2="18.9cm">
          <text:p/>
        </draw:line>
        <draw:control draw:style-name="standard" draw:text-style-name="P6" draw:layer="controls" svg:width="0.7cm" svg:height="0.5cm" svg:x="17.6cm" svg:y="18.2cm" draw:control="control7"/>
      </draw:page>
      <draw:page draw:name="page2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8" form:id="control8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9.426cm" svg:height="0.963cm" svg:x="2.5cm" svg:y="1.5cm">
          <draw:text-box>
            <text:p><text:span text:style-name="T2">GUI (Asiakas : Asukas) Kotisivu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8"/>
        <draw:rect draw:style-name="gr6" draw:text-style-name="P1" draw:layer="layout" svg:width="14.9cm" svg:height="3.8cm" svg:x="3cm" svg:y="6.7cm">
          <text:p text:style-name="P1">Tiedotteet</text:p>
        </draw:rect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rect draw:style-name="gr6" draw:text-style-name="P1" draw:layer="layout" svg:width="14.9cm" svg:height="3.8cm" svg:x="3cm" svg:y="11cm">
          <text:p text:style-name="P1">Uusimmat tapahtumat</text:p>
        </draw:rect>
      </draw:page>
      <draw:page draw:name="page3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9" form:id="control9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10" form:id="control1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1" form:id="control1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2" form:id="control1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3" form:id="control1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4" form:id="control1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5" form:id="control1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6" form:id="control16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17" form:id="control17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13.096cm" svg:height="0.963cm" svg:x="2.5cm" svg:y="1.5cm">
          <draw:text-box>
            <text:p><text:span text:style-name="T2">GUI (Asiakas : Asukas : Hallitus) Omat tiedo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9"/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custom-shape draw:style-name="gr7" draw:text-style-name="P1" draw:layer="layout" svg:width="15cm" svg:height="3.9cm" svg:x="3.015cm" svg:y="6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75cm" svg:height="0.64cm" svg:x="3.215cm" svg:y="6.9cm">
          <draw:text-box>
            <text:p><text:span text:style-name="T1">Etunimi</text:span></text:p>
          </draw:text-box>
        </draw:frame>
        <draw:frame draw:style-name="gr2" draw:text-style-name="P3" draw:layer="layout" svg:width="1.954cm" svg:height="0.64cm" svg:x="9.515cm" svg:y="6.9cm">
          <draw:text-box>
            <text:p><text:span text:style-name="T1">Sukunimi</text:span></text:p>
          </draw:text-box>
        </draw:frame>
        <draw:frame draw:style-name="gr2" draw:text-style-name="P3" draw:layer="layout" svg:width="1.666cm" svg:height="0.64cm" svg:x="3.215cm" svg:y="7.66cm">
          <draw:text-box>
            <text:p><text:span text:style-name="T1">Puhelin</text:span></text:p>
          </draw:text-box>
        </draw:frame>
        <draw:frame draw:style-name="gr2" draw:text-style-name="P3" draw:layer="layout" svg:width="1.501cm" svg:height="0.64cm" svg:x="3.215cm" svg:y="8.36cm">
          <draw:text-box>
            <text:p><text:span text:style-name="T1">E-mail</text:span></text:p>
          </draw:text-box>
        </draw:frame>
        <draw:frame draw:style-name="gr2" draw:text-style-name="P3" draw:layer="layout" svg:width="1.518cm" svg:height="0.64cm" svg:x="9.497cm" svg:y="7.6cm">
          <draw:text-box>
            <text:p><text:span text:style-name="T1">Osoite</text:span></text:p>
          </draw:text-box>
        </draw:frame>
        <draw:frame draw:style-name="gr8" draw:text-style-name="P9" draw:layer="layout" svg:width="1.789cm" svg:height="0.64cm" svg:x="9.515cm" svg:y="8.3cm">
          <draw:text-box>
            <text:p text:style-name="P7"><text:span text:style-name="T1">Postinro</text:span></text:p>
          </draw:text-box>
        </draw:frame>
        <draw:frame draw:style-name="gr2" draw:text-style-name="P3" draw:layer="layout" svg:width="3.05cm" svg:height="0.64cm" svg:x="9.515cm" svg:y="9cm">
          <draw:text-box>
            <text:p><text:span text:style-name="T1">Postitoimipaikka</text:span></text:p>
          </draw:text-box>
        </draw:frame>
        <draw:control draw:style-name="standard" draw:text-style-name="P2" draw:layer="controls" svg:width="4cm" svg:height="0.6cm" svg:x="5.115cm" svg:y="6.9cm" draw:control="control10"/>
        <draw:control draw:style-name="standard" draw:text-style-name="P2" draw:layer="controls" svg:width="4cm" svg:height="0.6cm" svg:x="12.515cm" svg:y="6.9cm" draw:control="control11"/>
        <draw:control draw:style-name="standard" draw:text-style-name="P2" draw:layer="controls" svg:width="4cm" svg:height="0.6cm" svg:x="5.115cm" svg:y="7.66cm" draw:control="control12"/>
        <draw:control draw:style-name="standard" draw:text-style-name="P2" draw:layer="controls" svg:width="4cm" svg:height="0.6cm" svg:x="5.115cm" svg:y="8.36cm" draw:control="control13"/>
        <draw:control draw:style-name="standard" draw:text-style-name="P2" draw:layer="controls" svg:width="4cm" svg:height="0.6cm" svg:x="12.515cm" svg:y="7.6cm" draw:control="control14"/>
        <draw:control draw:style-name="standard" draw:text-style-name="P2" draw:layer="controls" svg:width="4cm" svg:height="0.6cm" svg:x="12.515cm" svg:y="8.3cm" draw:control="control15"/>
        <draw:control draw:style-name="standard" draw:text-style-name="P2" draw:layer="controls" svg:width="4cm" svg:height="0.6cm" svg:x="12.515cm" svg:y="9cm" draw:control="control16"/>
        <draw:frame draw:style-name="gr9" draw:text-style-name="P10" draw:layer="layout" svg:width="3.063cm" svg:height="0.603cm" svg:x="10.2cm" svg:y="9.846cm">
          <draw:text-box>
            <text:p><text:span text:style-name="T3">TALLENTAMATTA</text:span></text:p>
          </draw:text-box>
        </draw:frame>
        <draw:control draw:style-name="standard" draw:text-style-name="P6" draw:layer="controls" svg:width="3.4cm" svg:height="0.6cm" svg:x="13.101cm" svg:y="9.8cm" draw:control="control17"/>
      </draw:page>
      <draw:page draw:name="page4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18" form:id="control18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19" form:id="control1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0" form:id="control2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1" form:id="control2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2" form:id="control2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3" form:id="control2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4" form:id="control2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5" form:id="control2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26" form:id="control26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12.846cm" svg:height="0.963cm" svg:x="2.5cm" svg:y="1.5cm">
          <draw:text-box>
            <text:p><text:span text:style-name="T2">GUI (Asiakas : Asukas : Hallitus) Ilmoitukse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18"/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custom-shape draw:style-name="gr7" draw:text-style-name="P1" draw:layer="layout" svg:width="15cm" svg:height="3.9cm" svg:x="3.001cm" svg:y="7.3cm">
          <text:p/>
          <draw:enhanced-geometry svg:viewBox="0 0 21600 21600" draw:type="rectangle" draw:enhanced-path="M 0 0 L 21600 0 21600 21600 0 21600 0 0 Z N"/>
        </draw:custom-shape>
        <draw:rect draw:style-name="gr10" draw:text-style-name="P11" draw:layer="layout" svg:width="14.399cm" svg:height="0.6cm" svg:x="3.601cm" svg:y="6.7cm">
          <text:p text:style-name="P7"><text:span text:style-name="T1">Uusi ilmoitus</text:span></text:p>
        </draw:rect>
        <draw:rect draw:style-name="gr10" draw:text-style-name="P11" draw:layer="layout" svg:width="0.6cm" svg:height="0.6cm" svg:x="3.001cm" svg:y="6.7cm">
          <text:p text:style-name="P12"><text:span text:style-name="T1">+</text:span></text:p>
        </draw:rect>
        <draw:rect draw:style-name="gr10" draw:text-style-name="P11" draw:layer="layout" svg:width="14.399cm" svg:height="0.6cm" svg:x="3.601cm" svg:y="11.2cm">
          <text:p text:style-name="P7"><text:span text:style-name="T1">11.12.2001 Vanha ilmoitus</text:span></text:p>
        </draw:rect>
        <draw:rect draw:style-name="gr10" draw:text-style-name="P11" draw:layer="layout" svg:width="0.6cm" svg:height="0.6cm" svg:x="3.001cm" svg:y="11.2cm">
          <text:p text:style-name="P12"><text:span text:style-name="T1">*</text:span></text:p>
        </draw:rect>
        <draw:rect draw:style-name="gr10" draw:text-style-name="P11" draw:layer="layout" svg:width="14.399cm" svg:height="0.6cm" svg:x="3.601cm" svg:y="11.8cm">
          <text:p text:style-name="P7"><text:span text:style-name="T1">11.12.2001 Vanha ilmoitus</text:span></text:p>
        </draw:rect>
        <draw:rect draw:style-name="gr10" draw:text-style-name="P11" draw:layer="layout" svg:width="0.6cm" svg:height="0.6cm" svg:x="3.001cm" svg:y="11.8cm">
          <text:p text:style-name="P12"><text:span text:style-name="T1">*</text:span></text:p>
        </draw:rect>
        <draw:frame draw:style-name="gr11" draw:layer="layout" svg:width="0.985cm" svg:height="0.687cm" svg:x="17.101cm" svg:y="7.3cm">
          <draw:text-box>
            <text:p><text:span text:style-name="T4">[X]</text:span></text:p>
          </draw:text-box>
        </draw:frame>
        <draw:frame draw:style-name="gr2" draw:text-style-name="P3" draw:layer="layout" svg:width="1.565cm" svg:height="0.64cm" svg:x="3.201cm" svg:y="7.5cm">
          <draw:text-box>
            <text:p><text:span text:style-name="T1">Tieto 1</text:span></text:p>
          </draw:text-box>
        </draw:frame>
        <draw:frame draw:style-name="gr2" draw:text-style-name="P3" draw:layer="layout" svg:width="1.565cm" svg:height="0.64cm" svg:x="9.501cm" svg:y="7.5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3.201cm" svg:y="8.26cm">
          <draw:text-box>
            <text:p><text:span text:style-name="T1">Tieto 2</text:span></text:p>
          </draw:text-box>
        </draw:frame>
        <draw:frame draw:style-name="gr2" draw:text-style-name="P3" draw:layer="layout" svg:width="1.565cm" svg:height="0.64cm" svg:x="3.201cm" svg:y="8.96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9.483cm" svg:y="8.2cm">
          <draw:text-box>
            <text:p><text:span text:style-name="T1">Tieto 4</text:span></text:p>
          </draw:text-box>
        </draw:frame>
        <draw:frame draw:style-name="gr8" draw:text-style-name="P9" draw:layer="layout" svg:width="1.565cm" svg:height="0.64cm" svg:x="9.501cm" svg:y="8.9cm">
          <draw:text-box>
            <text:p><text:span text:style-name="T1">Tieto 5</text:span></text:p>
          </draw:text-box>
        </draw:frame>
        <draw:frame draw:style-name="gr2" draw:text-style-name="P3" draw:layer="layout" svg:width="1.565cm" svg:height="0.64cm" svg:x="9.501cm" svg:y="9.6cm">
          <draw:text-box>
            <text:p><text:span text:style-name="T1">Tieto 6</text:span></text:p>
          </draw:text-box>
        </draw:frame>
        <draw:frame draw:style-name="gr9" draw:text-style-name="P10" draw:layer="layout" svg:width="3.063cm" svg:height="0.603cm" draw:transform="rotate (1.5707963267949) translate (17.298cm 10.8cm)">
          <draw:text-box>
            <text:p><text:span text:style-name="T3">TALLENTAMATTA</text:span></text:p>
          </draw:text-box>
        </draw:frame>
        <draw:control draw:style-name="standard" draw:text-style-name="P2" draw:layer="controls" svg:width="4cm" svg:height="0.6cm" svg:x="5.101cm" svg:y="7.5cm" draw:control="control19"/>
        <draw:control draw:style-name="standard" draw:text-style-name="P2" draw:layer="controls" svg:width="4cm" svg:height="0.6cm" svg:x="12.501cm" svg:y="7.5cm" draw:control="control20"/>
        <draw:control draw:style-name="standard" draw:text-style-name="P2" draw:layer="controls" svg:width="4cm" svg:height="0.6cm" svg:x="5.101cm" svg:y="8.26cm" draw:control="control21"/>
        <draw:control draw:style-name="standard" draw:text-style-name="P2" draw:layer="controls" svg:width="4cm" svg:height="0.6cm" svg:x="5.101cm" svg:y="8.96cm" draw:control="control22"/>
        <draw:control draw:style-name="standard" draw:text-style-name="P2" draw:layer="controls" svg:width="4cm" svg:height="0.6cm" svg:x="12.501cm" svg:y="8.2cm" draw:control="control23"/>
        <draw:control draw:style-name="standard" draw:text-style-name="P2" draw:layer="controls" svg:width="4cm" svg:height="0.6cm" svg:x="12.501cm" svg:y="8.9cm" draw:control="control24"/>
        <draw:control draw:style-name="standard" draw:text-style-name="P2" draw:layer="controls" svg:width="4cm" svg:height="0.6cm" svg:x="12.501cm" svg:y="9.6cm" draw:control="control25"/>
        <draw:control draw:style-name="standard" draw:text-style-name="P6" draw:layer="controls" svg:width="3.4cm" svg:height="0.6cm" svg:x="13.101cm" svg:y="10.4cm" draw:control="control26"/>
        <draw:rect draw:style-name="gr10" draw:text-style-name="P11" draw:layer="layout" svg:width="14.399cm" svg:height="0.6cm" svg:x="3.601cm" svg:y="12.4cm">
          <text:p text:style-name="P7"><text:span text:style-name="T1">11.12.2001 Vanha ilmoitus</text:span></text:p>
        </draw:rect>
        <draw:rect draw:style-name="gr10" draw:text-style-name="P11" draw:layer="layout" svg:width="0.6cm" svg:height="0.6cm" svg:x="3.001cm" svg:y="12.4cm">
          <text:p text:style-name="P12"><text:span text:style-name="T1">*</text:span></text:p>
        </draw:rect>
        <draw:rect draw:style-name="gr10" draw:text-style-name="P11" draw:layer="layout" svg:width="14.399cm" svg:height="0.6cm" svg:x="3.601cm" svg:y="13cm">
          <text:p text:style-name="P7"><text:span text:style-name="T1">11.12.2001 Vanha ilmoitus</text:span></text:p>
        </draw:rect>
        <draw:rect draw:style-name="gr10" draw:text-style-name="P11" draw:layer="layout" svg:width="0.6cm" svg:height="0.6cm" svg:x="3.001cm" svg:y="13cm">
          <text:p text:style-name="P12"><text:span text:style-name="T1">*</text:span></text:p>
        </draw:rect>
      </draw:page>
      <draw:page draw:name="page5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27" form:id="control27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28" form:id="control28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9" form:id="control2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30" form:id="control3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31" form:id="control3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32" form:id="control3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33" form:id="control3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34" form:id="control3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35" form:id="control35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11.53cm" svg:height="0.963cm" svg:x="2.5cm" svg:y="1.5cm">
          <draw:text-box>
            <text:p><text:span text:style-name="T2">GUI (Asiakas : Asukas : Hallitus) Viesti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27"/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custom-shape draw:style-name="gr7" draw:text-style-name="P1" draw:layer="layout" svg:width="15cm" svg:height="3.9cm" svg:x="3.002cm" svg:y="7.3cm">
          <text:p/>
          <draw:enhanced-geometry svg:viewBox="0 0 21600 21600" draw:type="rectangle" draw:enhanced-path="M 0 0 L 21600 0 21600 21600 0 21600 0 0 Z N"/>
        </draw:custom-shape>
        <draw:rect draw:style-name="gr10" draw:text-style-name="P11" draw:layer="layout" svg:width="14.399cm" svg:height="0.6cm" svg:x="3.602cm" svg:y="6.7cm">
          <text:p text:style-name="P7"><text:span text:style-name="T1">Uusi viestiketju</text:span></text:p>
        </draw:rect>
        <draw:rect draw:style-name="gr10" draw:text-style-name="P11" draw:layer="layout" svg:width="0.6cm" svg:height="0.6cm" svg:x="3.002cm" svg:y="6.7cm">
          <text:p text:style-name="P12"><text:span text:style-name="T1">+</text:span></text:p>
        </draw:rect>
        <draw:rect draw:style-name="gr10" draw:text-style-name="P11" draw:layer="layout" svg:width="14.399cm" svg:height="0.6cm" svg:x="3.602cm" svg:y="11.2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.002cm" svg:y="11.2cm">
          <text:p text:style-name="P12"><text:span text:style-name="T1">*</text:span></text:p>
        </draw:rect>
        <draw:frame draw:style-name="gr11" draw:layer="layout" svg:width="0.985cm" svg:height="0.687cm" svg:x="17.102cm" svg:y="7.3cm">
          <draw:text-box>
            <text:p><text:span text:style-name="T4">[X]</text:span></text:p>
          </draw:text-box>
        </draw:frame>
        <draw:frame draw:style-name="gr2" draw:text-style-name="P3" draw:layer="layout" svg:width="1.565cm" svg:height="0.64cm" svg:x="3.202cm" svg:y="7.5cm">
          <draw:text-box>
            <text:p><text:span text:style-name="T1">Tieto 1</text:span></text:p>
          </draw:text-box>
        </draw:frame>
        <draw:frame draw:style-name="gr2" draw:text-style-name="P3" draw:layer="layout" svg:width="1.565cm" svg:height="0.64cm" svg:x="9.502cm" svg:y="7.5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3.202cm" svg:y="8.26cm">
          <draw:text-box>
            <text:p><text:span text:style-name="T1">Tieto 2</text:span></text:p>
          </draw:text-box>
        </draw:frame>
        <draw:frame draw:style-name="gr2" draw:text-style-name="P3" draw:layer="layout" svg:width="1.565cm" svg:height="0.64cm" svg:x="3.202cm" svg:y="8.96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9.484cm" svg:y="8.2cm">
          <draw:text-box>
            <text:p><text:span text:style-name="T1">Tieto 4</text:span></text:p>
          </draw:text-box>
        </draw:frame>
        <draw:frame draw:style-name="gr8" draw:text-style-name="P9" draw:layer="layout" svg:width="1.565cm" svg:height="0.64cm" svg:x="9.502cm" svg:y="8.9cm">
          <draw:text-box>
            <text:p><text:span text:style-name="T1">Tieto 5</text:span></text:p>
          </draw:text-box>
        </draw:frame>
        <draw:frame draw:style-name="gr2" draw:text-style-name="P3" draw:layer="layout" svg:width="1.565cm" svg:height="0.64cm" svg:x="9.502cm" svg:y="9.6cm">
          <draw:text-box>
            <text:p><text:span text:style-name="T1">Tieto 6</text:span></text:p>
          </draw:text-box>
        </draw:frame>
        <draw:frame draw:style-name="gr9" draw:text-style-name="P10" draw:layer="layout" svg:width="3.063cm" svg:height="0.603cm" draw:transform="rotate (1.5707963267949) translate (17.299cm 10.8cm)">
          <draw:text-box>
            <text:p><text:span text:style-name="T3">TALLENTAMATTA</text:span></text:p>
          </draw:text-box>
        </draw:frame>
        <draw:control draw:style-name="standard" draw:text-style-name="P2" draw:layer="controls" svg:width="4cm" svg:height="0.6cm" svg:x="5.102cm" svg:y="7.5cm" draw:control="control28"/>
        <draw:control draw:style-name="standard" draw:text-style-name="P2" draw:layer="controls" svg:width="4cm" svg:height="0.6cm" svg:x="12.502cm" svg:y="7.5cm" draw:control="control29"/>
        <draw:control draw:style-name="standard" draw:text-style-name="P2" draw:layer="controls" svg:width="4cm" svg:height="0.6cm" svg:x="5.102cm" svg:y="8.26cm" draw:control="control30"/>
        <draw:control draw:style-name="standard" draw:text-style-name="P2" draw:layer="controls" svg:width="4cm" svg:height="0.6cm" svg:x="5.102cm" svg:y="8.96cm" draw:control="control31"/>
        <draw:control draw:style-name="standard" draw:text-style-name="P2" draw:layer="controls" svg:width="4cm" svg:height="0.6cm" svg:x="12.502cm" svg:y="8.2cm" draw:control="control32"/>
        <draw:control draw:style-name="standard" draw:text-style-name="P2" draw:layer="controls" svg:width="4cm" svg:height="0.6cm" svg:x="12.502cm" svg:y="8.9cm" draw:control="control33"/>
        <draw:control draw:style-name="standard" draw:text-style-name="P2" draw:layer="controls" svg:width="4cm" svg:height="0.6cm" svg:x="12.502cm" svg:y="9.6cm" draw:control="control34"/>
        <draw:control draw:style-name="standard" draw:text-style-name="P6" draw:layer="controls" svg:width="3.4cm" svg:height="0.6cm" svg:x="13.102cm" svg:y="10.4cm" draw:control="control35"/>
        <draw:rect draw:style-name="gr10" draw:text-style-name="P11" draw:layer="layout" svg:width="14.399cm" svg:height="0.6cm" svg:x="3.6cm" svg:y="11.8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cm" svg:y="11.8cm">
          <text:p text:style-name="P12"><text:span text:style-name="T1">*</text:span></text:p>
        </draw:rect>
        <draw:rect draw:style-name="gr10" draw:text-style-name="P11" draw:layer="layout" svg:width="14.399cm" svg:height="0.6cm" svg:x="3.602cm" svg:y="12.4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.002cm" svg:y="12.4cm">
          <text:p text:style-name="P12"><text:span text:style-name="T1">*</text:span></text:p>
        </draw:rect>
        <draw:rect draw:style-name="gr10" draw:text-style-name="P11" draw:layer="layout" svg:width="14.399cm" svg:height="0.6cm" svg:x="3.6cm" svg:y="13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cm" svg:y="13cm">
          <text:p text:style-name="P12"><text:span text:style-name="T1">*</text:span></text:p>
        </draw:rect>
        <draw:rect draw:style-name="gr10" draw:text-style-name="P11" draw:layer="layout" svg:width="14.399cm" svg:height="0.6cm" svg:x="3.602cm" svg:y="13.6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.002cm" svg:y="13.6cm">
          <text:p text:style-name="P12"><text:span text:style-name="T1">*</text:span></text:p>
        </draw:rect>
        <draw:rect draw:style-name="gr10" draw:text-style-name="P11" draw:layer="layout" svg:width="14.399cm" svg:height="0.6cm" svg:x="3.6cm" svg:y="14.2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cm" svg:y="14.2cm">
          <text:p text:style-name="P12"><text:span text:style-name="T1">*</text:span></text:p>
        </draw:rect>
      </draw:page>
      <draw:page draw:name="page6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36" form:id="control36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12.567cm" svg:height="0.963cm" svg:x="2.5cm" svg:y="1.5cm">
          <draw:text-box>
            <text:p><text:span text:style-name="T2">GUI (Asiakas : Asukas : Hallitus) Asetukse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36"/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rect draw:style-name="gr6" draw:text-style-name="P1" draw:layer="layout" svg:width="14.9cm" svg:height="3.8cm" svg:x="3cm" svg:y="6.7cm">
          <text:p text:style-name="P1">Yleisiä asetuksia</text:p>
        </draw:rect>
        <draw:rect draw:style-name="gr6" draw:text-style-name="P1" draw:layer="layout" svg:width="14.9cm" svg:height="3.8cm" svg:x="3cm" svg:y="11.1cm">
          <text:p text:style-name="P1">Tilin poisto</text:p>
        </draw:rect>
      </draw:page>
      <draw:page draw:name="page7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37" form:id="control37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12.101cm" svg:height="0.963cm" svg:x="2.5cm" svg:y="1.5cm">
          <draw:text-box>
            <text:p><text:span text:style-name="T2">GUI (Asiakas : Hallitus) Kotisivu Asunto 1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3.65cm" svg:y="5.551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9.4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37"/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rect draw:style-name="gr6" draw:text-style-name="P1" draw:layer="layout" svg:width="14.9cm" svg:height="3.8cm" svg:x="3cm" svg:y="6.7cm">
          <text:p text:style-name="P1">Tiedotteet</text:p>
        </draw:rect>
        <draw:rect draw:style-name="gr6" draw:text-style-name="P1" draw:layer="layout" svg:width="14.9cm" svg:height="3.8cm" svg:x="3cm" svg:y="11cm">
          <text:p text:style-name="P1">Uusimmat tapahtumat</text:p>
        </draw:rect>
      </draw:page>
      <draw:page draw:name="page8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38" form:id="control38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39" form:id="control3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0" form:id="control4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1" form:id="control4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2" form:id="control4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3" form:id="control4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4" form:id="control4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5" form:id="control4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46" form:id="control46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9.489cm" svg:height="0.963cm" svg:x="2.5cm" svg:y="1.5cm">
          <draw:text-box>
            <text:p><text:span text:style-name="T2">GUI (Asiakas : Hallitus) Palvelu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9.4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38"/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custom-shape draw:style-name="gr7" draw:text-style-name="P1" draw:layer="layout" svg:width="15cm" svg:height="3.9cm" svg:x="3.003cm" svg:y="7.3cm">
          <text:p/>
          <draw:enhanced-geometry svg:viewBox="0 0 21600 21600" draw:type="rectangle" draw:enhanced-path="M 0 0 L 21600 0 21600 21600 0 21600 0 0 Z N"/>
        </draw:custom-shape>
        <draw:rect draw:style-name="gr10" draw:text-style-name="P11" draw:layer="layout" svg:width="14.399cm" svg:height="0.6cm" svg:x="3.603cm" svg:y="6.7cm">
          <text:p text:style-name="P7"><text:span text:style-name="T1">Uusi tilaus</text:span></text:p>
        </draw:rect>
        <draw:rect draw:style-name="gr10" draw:text-style-name="P11" draw:layer="layout" svg:width="0.6cm" svg:height="0.6cm" svg:x="3.003cm" svg:y="6.7cm">
          <text:p text:style-name="P12"><text:span text:style-name="T1">+</text:span></text:p>
        </draw:rect>
        <draw:rect draw:style-name="gr10" draw:text-style-name="P11" draw:layer="layout" svg:width="14.399cm" svg:height="0.6cm" svg:x="3.603cm" svg:y="11.2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3cm" svg:y="11.2cm">
          <text:p text:style-name="P12"><text:span text:style-name="T1">*</text:span></text:p>
        </draw:rect>
        <draw:frame draw:style-name="gr11" draw:layer="layout" svg:width="0.985cm" svg:height="0.687cm" svg:x="17.103cm" svg:y="7.3cm">
          <draw:text-box>
            <text:p><text:span text:style-name="T4">[X]</text:span></text:p>
          </draw:text-box>
        </draw:frame>
        <draw:frame draw:style-name="gr2" draw:text-style-name="P3" draw:layer="layout" svg:width="1.565cm" svg:height="0.64cm" svg:x="3.203cm" svg:y="7.5cm">
          <draw:text-box>
            <text:p><text:span text:style-name="T1">Tieto 1</text:span></text:p>
          </draw:text-box>
        </draw:frame>
        <draw:frame draw:style-name="gr2" draw:text-style-name="P3" draw:layer="layout" svg:width="1.565cm" svg:height="0.64cm" svg:x="9.503cm" svg:y="7.5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3.203cm" svg:y="8.26cm">
          <draw:text-box>
            <text:p><text:span text:style-name="T1">Tieto 2</text:span></text:p>
          </draw:text-box>
        </draw:frame>
        <draw:frame draw:style-name="gr2" draw:text-style-name="P3" draw:layer="layout" svg:width="1.565cm" svg:height="0.64cm" svg:x="3.203cm" svg:y="8.96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9.485cm" svg:y="8.2cm">
          <draw:text-box>
            <text:p><text:span text:style-name="T1">Tieto 4</text:span></text:p>
          </draw:text-box>
        </draw:frame>
        <draw:frame draw:style-name="gr8" draw:text-style-name="P9" draw:layer="layout" svg:width="1.565cm" svg:height="0.64cm" svg:x="9.503cm" svg:y="8.9cm">
          <draw:text-box>
            <text:p><text:span text:style-name="T1">Tieto 5</text:span></text:p>
          </draw:text-box>
        </draw:frame>
        <draw:frame draw:style-name="gr2" draw:text-style-name="P3" draw:layer="layout" svg:width="1.565cm" svg:height="0.64cm" svg:x="9.503cm" svg:y="9.6cm">
          <draw:text-box>
            <text:p><text:span text:style-name="T1">Tieto 6</text:span></text:p>
          </draw:text-box>
        </draw:frame>
        <draw:frame draw:style-name="gr9" draw:text-style-name="P10" draw:layer="layout" svg:width="3.063cm" svg:height="0.603cm" draw:transform="rotate (1.5707963267949) translate (17.3cm 10.8cm)">
          <draw:text-box>
            <text:p><text:span text:style-name="T3">TALLENTAMATTA</text:span></text:p>
          </draw:text-box>
        </draw:frame>
        <draw:rect draw:style-name="gr10" draw:text-style-name="P11" draw:layer="layout" svg:width="14.399cm" svg:height="0.6cm" svg:x="3.601cm" svg:y="11.8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1cm" svg:y="11.8cm">
          <text:p text:style-name="P12"><text:span text:style-name="T1">*</text:span></text:p>
        </draw:rect>
        <draw:rect draw:style-name="gr10" draw:text-style-name="P11" draw:layer="layout" svg:width="14.399cm" svg:height="0.6cm" svg:x="3.603cm" svg:y="12.4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3cm" svg:y="12.4cm">
          <text:p text:style-name="P12"><text:span text:style-name="T1">*</text:span></text:p>
        </draw:rect>
        <draw:rect draw:style-name="gr10" draw:text-style-name="P11" draw:layer="layout" svg:width="14.399cm" svg:height="0.6cm" svg:x="3.601cm" svg:y="13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1cm" svg:y="13cm">
          <text:p text:style-name="P12"><text:span text:style-name="T1">*</text:span></text:p>
        </draw:rect>
        <draw:rect draw:style-name="gr10" draw:text-style-name="P11" draw:layer="layout" svg:width="14.399cm" svg:height="0.6cm" svg:x="3.603cm" svg:y="13.6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3cm" svg:y="13.6cm">
          <text:p text:style-name="P12"><text:span text:style-name="T1">*</text:span></text:p>
        </draw:rect>
        <draw:rect draw:style-name="gr10" draw:text-style-name="P11" draw:layer="layout" svg:width="14.399cm" svg:height="0.6cm" svg:x="3.601cm" svg:y="14.2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1cm" svg:y="14.2cm">
          <text:p text:style-name="P12"><text:span text:style-name="T1">*</text:span></text:p>
        </draw:rect>
        <draw:control draw:style-name="standard" draw:text-style-name="P2" draw:layer="controls" svg:width="4cm" svg:height="0.6cm" svg:x="5.103cm" svg:y="7.5cm" draw:control="control39"/>
        <draw:control draw:style-name="standard" draw:text-style-name="P2" draw:layer="controls" svg:width="4cm" svg:height="0.6cm" svg:x="12.503cm" svg:y="7.5cm" draw:control="control40"/>
        <draw:control draw:style-name="standard" draw:text-style-name="P2" draw:layer="controls" svg:width="4cm" svg:height="0.6cm" svg:x="5.103cm" svg:y="8.26cm" draw:control="control41"/>
        <draw:control draw:style-name="standard" draw:text-style-name="P2" draw:layer="controls" svg:width="4cm" svg:height="0.6cm" svg:x="5.103cm" svg:y="8.96cm" draw:control="control42"/>
        <draw:control draw:style-name="standard" draw:text-style-name="P2" draw:layer="controls" svg:width="4cm" svg:height="0.6cm" svg:x="12.503cm" svg:y="8.2cm" draw:control="control43"/>
        <draw:control draw:style-name="standard" draw:text-style-name="P2" draw:layer="controls" svg:width="4cm" svg:height="0.6cm" svg:x="12.503cm" svg:y="8.9cm" draw:control="control44"/>
        <draw:control draw:style-name="standard" draw:text-style-name="P2" draw:layer="controls" svg:width="4cm" svg:height="0.6cm" svg:x="12.503cm" svg:y="9.6cm" draw:control="control45"/>
        <draw:control draw:style-name="standard" draw:text-style-name="P6" draw:layer="controls" svg:width="3.4cm" svg:height="0.6cm" svg:x="13.103cm" svg:y="10.4cm" draw:control="control46"/>
      </draw:page>
      <draw:page draw:name="page9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47" form:id="control47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7.796cm" svg:height="0.963cm" svg:x="2.5cm" svg:y="1.5cm">
          <draw:text-box>
            <text:p><text:span text:style-name="T2">GUI (Isännöitsijä) Kotisivu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47"/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rect draw:style-name="gr6" draw:text-style-name="P5" draw:layer="layout" svg:width="14.9cm" svg:height="3.8cm" svg:x="3cm" svg:y="6.7cm">
          <text:p text:style-name="P1"><text:span text:style-name="T2">Uusimmat ilmoitukset</text:span></text:p>
        </draw:rect>
        <draw:rect draw:style-name="gr6" draw:text-style-name="P5" draw:layer="layout" svg:width="14.9cm" svg:height="3.8cm" svg:x="3cm" svg:y="15.3cm">
          <text:p text:style-name="P1"><text:span text:style-name="T2">Uusimmat viestit</text:span></text:p>
        </draw:rect>
        <draw:rect draw:style-name="gr6" draw:text-style-name="P5" draw:layer="layout" svg:width="14.9cm" svg:height="3.8cm" svg:x="3cm" svg:y="11cm">
          <text:p text:style-name="P1"><text:span text:style-name="T2">Uusimmat palvelupyynnöt</text:span></text:p>
        </draw:rect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</draw:page>
      <draw:page draw:name="page10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48" form:id="control48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49" form:id="control49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50" form:id="control50" form:label="S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1" form:id="control51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2" form:id="control52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53" form:id="control5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4" form:id="control5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5" form:id="control5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6" form:id="control56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7" form:id="control57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8" form:id="control58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9" form:id="control5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60" form:id="control60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1" draw:layer="layout" svg:width="15cm" svg:height="3.9cm" svg:x="3cm" svg:y="10.3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8.236cm" svg:height="0.963cm" svg:x="2.5cm" svg:y="1.5cm">
          <draw:text-box>
            <text:p><text:span text:style-name="T2">GUI (Isännöitsijä) Taloyhtiö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48"/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rect draw:style-name="gr10" draw:text-style-name="P11" draw:layer="layout" svg:width="10.8cm" svg:height="0.6cm" svg:x="3.6cm" svg:y="7.3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7.3cm">
          <text:p text:style-name="P12"><text:span text:style-name="T1">*</text:span></text:p>
        </draw:rect>
        <draw:rect draw:style-name="gr10" draw:text-style-name="P11" draw:layer="layout" svg:width="0.6cm" svg:height="0.6cm" svg:x="15.6cm" svg:y="7.3cm">
          <text:p text:style-name="P12"><text:span text:style-name="T1">I</text:span></text:p>
        </draw:rect>
        <draw:rect draw:style-name="gr10" draw:text-style-name="P11" draw:layer="layout" svg:width="0.6cm" svg:height="0.6cm" svg:x="16.2cm" svg:y="7.3cm">
          <text:p text:style-name="P12"><text:span text:style-name="T1">V</text:span></text:p>
        </draw:rect>
        <draw:rect draw:style-name="gr10" draw:text-style-name="P11" draw:layer="layout" svg:width="0.6cm" svg:height="0.6cm" svg:x="16.8cm" svg:y="7.3cm">
          <text:p text:style-name="P12"><text:span text:style-name="T1">P</text:span></text:p>
        </draw:rect>
        <draw:rect draw:style-name="gr10" draw:text-style-name="P11" draw:layer="layout" svg:width="0.6cm" svg:height="0.6cm" svg:x="17.4cm" svg:y="7.3cm">
          <text:p text:style-name="P12"><text:span text:style-name="T1">A</text:span></text:p>
        </draw:rect>
        <draw:rect draw:style-name="gr10" draw:text-style-name="P11" draw:layer="layout" svg:width="0.6cm" svg:height="0.6cm" svg:x="14.4cm" svg:y="7.3cm">
          <text:p text:style-name="P12"><text:span text:style-name="T1">Ha</text:span></text:p>
        </draw:rect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  <draw:rect draw:style-name="gr10" draw:text-style-name="P11" draw:layer="layout" svg:width="0.6cm" svg:height="0.6cm" svg:x="15cm" svg:y="7.3cm">
          <text:p text:style-name="P12"><text:span text:style-name="T1">He</text:span></text:p>
        </draw:rect>
        <draw:rect draw:style-name="gr10" draw:text-style-name="P11" draw:layer="layout" svg:width="10.8cm" svg:height="0.6cm" svg:x="3.6cm" svg:y="7.9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7.9cm">
          <text:p text:style-name="P12"><text:span text:style-name="T1">*</text:span></text:p>
        </draw:rect>
        <draw:rect draw:style-name="gr10" draw:text-style-name="P11" draw:layer="layout" svg:width="0.6cm" svg:height="0.6cm" svg:x="15.6cm" svg:y="7.9cm">
          <text:p text:style-name="P12"><text:span text:style-name="T1">I</text:span></text:p>
        </draw:rect>
        <draw:rect draw:style-name="gr10" draw:text-style-name="P11" draw:layer="layout" svg:width="0.6cm" svg:height="0.6cm" svg:x="16.2cm" svg:y="7.9cm">
          <text:p text:style-name="P12"><text:span text:style-name="T1">V</text:span></text:p>
        </draw:rect>
        <draw:rect draw:style-name="gr10" draw:text-style-name="P11" draw:layer="layout" svg:width="0.6cm" svg:height="0.6cm" svg:x="16.8cm" svg:y="7.9cm">
          <text:p text:style-name="P12"><text:span text:style-name="T1">P</text:span></text:p>
        </draw:rect>
        <draw:rect draw:style-name="gr10" draw:text-style-name="P11" draw:layer="layout" svg:width="0.6cm" svg:height="0.6cm" svg:x="17.4cm" svg:y="7.9cm">
          <text:p text:style-name="P12"><text:span text:style-name="T1">A</text:span></text:p>
        </draw:rect>
        <draw:rect draw:style-name="gr10" draw:text-style-name="P11" draw:layer="layout" svg:width="0.6cm" svg:height="0.6cm" svg:x="14.4cm" svg:y="7.9cm">
          <text:p text:style-name="P12"><text:span text:style-name="T1">Ha</text:span></text:p>
        </draw:rect>
        <draw:rect draw:style-name="gr10" draw:text-style-name="P11" draw:layer="layout" svg:width="0.6cm" svg:height="0.6cm" svg:x="15cm" svg:y="7.9cm">
          <text:p text:style-name="P12"><text:span text:style-name="T1">He</text:span></text:p>
        </draw:rect>
        <draw:rect draw:style-name="gr10" draw:text-style-name="P11" draw:layer="layout" svg:width="10.8cm" svg:height="0.6cm" svg:x="3.6cm" svg:y="8.5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8.5cm">
          <text:p text:style-name="P12"><text:span text:style-name="T1">*</text:span></text:p>
        </draw:rect>
        <draw:rect draw:style-name="gr10" draw:text-style-name="P11" draw:layer="layout" svg:width="0.6cm" svg:height="0.6cm" svg:x="15.6cm" svg:y="8.5cm">
          <text:p text:style-name="P12"><text:span text:style-name="T1">I</text:span></text:p>
        </draw:rect>
        <draw:rect draw:style-name="gr10" draw:text-style-name="P11" draw:layer="layout" svg:width="0.6cm" svg:height="0.6cm" svg:x="16.2cm" svg:y="8.5cm">
          <text:p text:style-name="P12"><text:span text:style-name="T1">V</text:span></text:p>
        </draw:rect>
        <draw:rect draw:style-name="gr10" draw:text-style-name="P11" draw:layer="layout" svg:width="0.6cm" svg:height="0.6cm" svg:x="16.8cm" svg:y="8.5cm">
          <text:p text:style-name="P12"><text:span text:style-name="T1">P</text:span></text:p>
        </draw:rect>
        <draw:rect draw:style-name="gr10" draw:text-style-name="P11" draw:layer="layout" svg:width="0.6cm" svg:height="0.6cm" svg:x="17.4cm" svg:y="8.5cm">
          <text:p text:style-name="P12"><text:span text:style-name="T1">A</text:span></text:p>
        </draw:rect>
        <draw:rect draw:style-name="gr10" draw:text-style-name="P11" draw:layer="layout" svg:width="0.6cm" svg:height="0.6cm" svg:x="14.4cm" svg:y="8.5cm">
          <text:p text:style-name="P12"><text:span text:style-name="T1">Ha</text:span></text:p>
        </draw:rect>
        <draw:rect draw:style-name="gr10" draw:text-style-name="P11" draw:layer="layout" svg:width="0.6cm" svg:height="0.6cm" svg:x="15cm" svg:y="8.5cm">
          <text:p text:style-name="P12"><text:span text:style-name="T1">He</text:span></text:p>
        </draw:rect>
        <draw:rect draw:style-name="gr10" draw:text-style-name="P11" draw:layer="layout" svg:width="10.8cm" svg:height="0.6cm" svg:x="3.6cm" svg:y="9.1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9.1cm">
          <text:p text:style-name="P12"><text:span text:style-name="T1">*</text:span></text:p>
        </draw:rect>
        <draw:rect draw:style-name="gr10" draw:text-style-name="P11" draw:layer="layout" svg:width="0.6cm" svg:height="0.6cm" svg:x="15.6cm" svg:y="9.1cm">
          <text:p text:style-name="P12"><text:span text:style-name="T1">I</text:span></text:p>
        </draw:rect>
        <draw:rect draw:style-name="gr10" draw:text-style-name="P11" draw:layer="layout" svg:width="0.6cm" svg:height="0.6cm" svg:x="16.2cm" svg:y="9.1cm">
          <text:p text:style-name="P12"><text:span text:style-name="T1">V</text:span></text:p>
        </draw:rect>
        <draw:rect draw:style-name="gr10" draw:text-style-name="P11" draw:layer="layout" svg:width="0.6cm" svg:height="0.6cm" svg:x="16.8cm" svg:y="9.1cm">
          <text:p text:style-name="P12"><text:span text:style-name="T1">P</text:span></text:p>
        </draw:rect>
        <draw:rect draw:style-name="gr10" draw:text-style-name="P11" draw:layer="layout" svg:width="0.6cm" svg:height="0.6cm" svg:x="17.4cm" svg:y="9.1cm">
          <text:p text:style-name="P12"><text:span text:style-name="T1">A</text:span></text:p>
        </draw:rect>
        <draw:rect draw:style-name="gr10" draw:text-style-name="P11" draw:layer="layout" svg:width="0.6cm" svg:height="0.6cm" svg:x="14.4cm" svg:y="9.1cm">
          <text:p text:style-name="P12"><text:span text:style-name="T1">Ha</text:span></text:p>
        </draw:rect>
        <draw:rect draw:style-name="gr10" draw:text-style-name="P11" draw:layer="layout" svg:width="0.6cm" svg:height="0.6cm" svg:x="15cm" svg:y="9.1cm">
          <text:p text:style-name="P12"><text:span text:style-name="T1">He</text:span></text:p>
        </draw:rect>
        <draw:rect draw:style-name="gr10" draw:text-style-name="P11" draw:layer="layout" svg:width="10.8cm" svg:height="0.6cm" svg:x="3.6cm" svg:y="9.7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9.7cm">
          <text:p text:style-name="P12"><text:span text:style-name="T1">*</text:span></text:p>
        </draw:rect>
        <draw:rect draw:style-name="gr10" draw:text-style-name="P11" draw:layer="layout" svg:width="0.6cm" svg:height="0.6cm" svg:x="15.6cm" svg:y="9.7cm">
          <text:p text:style-name="P12"><text:span text:style-name="T1">I</text:span></text:p>
        </draw:rect>
        <draw:rect draw:style-name="gr10" draw:text-style-name="P11" draw:layer="layout" svg:width="0.6cm" svg:height="0.6cm" svg:x="16.2cm" svg:y="9.7cm">
          <text:p text:style-name="P12"><text:span text:style-name="T1">V</text:span></text:p>
        </draw:rect>
        <draw:rect draw:style-name="gr10" draw:text-style-name="P11" draw:layer="layout" svg:width="0.6cm" svg:height="0.6cm" svg:x="16.8cm" svg:y="9.7cm">
          <text:p text:style-name="P12"><text:span text:style-name="T1">P</text:span></text:p>
        </draw:rect>
        <draw:rect draw:style-name="gr10" draw:text-style-name="P11" draw:layer="layout" svg:width="0.6cm" svg:height="0.6cm" svg:x="17.4cm" svg:y="9.7cm">
          <text:p text:style-name="P12"><text:span text:style-name="T1">A</text:span></text:p>
        </draw:rect>
        <draw:rect draw:style-name="gr10" draw:text-style-name="P11" draw:layer="layout" svg:width="0.6cm" svg:height="0.6cm" svg:x="14.4cm" svg:y="9.7cm">
          <text:p text:style-name="P12"><text:span text:style-name="T1">Ha</text:span></text:p>
        </draw:rect>
        <draw:rect draw:style-name="gr10" draw:text-style-name="P11" draw:layer="layout" svg:width="0.6cm" svg:height="0.6cm" svg:x="15cm" svg:y="9.7cm">
          <text:p text:style-name="P12"><text:span text:style-name="T1">He</text:span></text:p>
        </draw:rect>
        <draw:rect draw:style-name="gr10" draw:text-style-name="P11" draw:layer="layout" svg:width="10.8cm" svg:height="0.6cm" svg:x="3.6cm" svg:y="14.2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14.2cm">
          <text:p text:style-name="P12"><text:span text:style-name="T1">*</text:span></text:p>
        </draw:rect>
        <draw:rect draw:style-name="gr10" draw:text-style-name="P11" draw:layer="layout" svg:width="0.6cm" svg:height="0.6cm" svg:x="15.6cm" svg:y="14.2cm">
          <text:p text:style-name="P12"><text:span text:style-name="T1">I</text:span></text:p>
        </draw:rect>
        <draw:rect draw:style-name="gr10" draw:text-style-name="P11" draw:layer="layout" svg:width="0.6cm" svg:height="0.6cm" svg:x="16.2cm" svg:y="14.2cm">
          <text:p text:style-name="P12"><text:span text:style-name="T1">V</text:span></text:p>
        </draw:rect>
        <draw:rect draw:style-name="gr10" draw:text-style-name="P11" draw:layer="layout" svg:width="0.6cm" svg:height="0.6cm" svg:x="16.8cm" svg:y="14.2cm">
          <text:p text:style-name="P12"><text:span text:style-name="T1">P</text:span></text:p>
        </draw:rect>
        <draw:rect draw:style-name="gr10" draw:text-style-name="P11" draw:layer="layout" svg:width="0.6cm" svg:height="0.6cm" svg:x="17.4cm" svg:y="14.2cm">
          <text:p text:style-name="P12"><text:span text:style-name="T1">A</text:span></text:p>
        </draw:rect>
        <draw:rect draw:style-name="gr10" draw:text-style-name="P11" draw:layer="layout" svg:width="0.6cm" svg:height="0.6cm" svg:x="14.4cm" svg:y="14.2cm">
          <text:p text:style-name="P12"><text:span text:style-name="T1">Ha</text:span></text:p>
        </draw:rect>
        <draw:rect draw:style-name="gr10" draw:text-style-name="P11" draw:layer="layout" svg:width="0.6cm" svg:height="0.6cm" svg:x="15cm" svg:y="14.2cm">
          <text:p text:style-name="P12"><text:span text:style-name="T1">He</text:span></text:p>
        </draw:rect>
        <draw:rect draw:style-name="gr10" draw:text-style-name="P11" draw:layer="layout" svg:width="10.8cm" svg:height="0.6cm" svg:x="3.6cm" svg:y="14.8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14.8cm">
          <text:p text:style-name="P12"><text:span text:style-name="T1">*</text:span></text:p>
        </draw:rect>
        <draw:rect draw:style-name="gr10" draw:text-style-name="P11" draw:layer="layout" svg:width="0.6cm" svg:height="0.6cm" svg:x="15.6cm" svg:y="14.8cm">
          <text:p text:style-name="P12"><text:span text:style-name="T1">I</text:span></text:p>
        </draw:rect>
        <draw:rect draw:style-name="gr10" draw:text-style-name="P11" draw:layer="layout" svg:width="0.6cm" svg:height="0.6cm" svg:x="16.2cm" svg:y="14.8cm">
          <text:p text:style-name="P12"><text:span text:style-name="T1">V</text:span></text:p>
        </draw:rect>
        <draw:rect draw:style-name="gr10" draw:text-style-name="P11" draw:layer="layout" svg:width="0.6cm" svg:height="0.6cm" svg:x="16.8cm" svg:y="14.8cm">
          <text:p text:style-name="P12"><text:span text:style-name="T1">P</text:span></text:p>
        </draw:rect>
        <draw:rect draw:style-name="gr10" draw:text-style-name="P11" draw:layer="layout" svg:width="0.6cm" svg:height="0.6cm" svg:x="17.4cm" svg:y="14.8cm">
          <text:p text:style-name="P12"><text:span text:style-name="T1">A</text:span></text:p>
        </draw:rect>
        <draw:rect draw:style-name="gr10" draw:text-style-name="P11" draw:layer="layout" svg:width="0.6cm" svg:height="0.6cm" svg:x="14.4cm" svg:y="14.8cm">
          <text:p text:style-name="P12"><text:span text:style-name="T1">Ha</text:span></text:p>
        </draw:rect>
        <draw:rect draw:style-name="gr10" draw:text-style-name="P11" draw:layer="layout" svg:width="0.6cm" svg:height="0.6cm" svg:x="15cm" svg:y="14.8cm">
          <text:p text:style-name="P12"><text:span text:style-name="T1">He</text:span></text:p>
        </draw:rect>
        <draw:control draw:style-name="standard" draw:text-style-name="P2" draw:layer="controls" svg:width="9.3cm" svg:height="0.6cm" svg:x="3.6cm" svg:y="6.6cm" draw:control="control49"/>
        <draw:control draw:style-name="standard" draw:text-style-name="P6" draw:layer="controls" svg:width="0.5cm" svg:height="0.5cm" svg:x="3cm" svg:y="6.6cm" draw:control="control50"/>
        <draw:control draw:style-name="standard" draw:text-style-name="P6" draw:layer="controls" svg:width="0.5cm" svg:height="0.5cm" svg:x="13.8cm" svg:y="6.6cm" draw:control="control51"/>
        <draw:control draw:style-name="standard" draw:text-style-name="P6" draw:layer="controls" svg:width="0.5cm" svg:height="0.5cm" svg:x="13.1cm" svg:y="6.6cm" draw:control="control52"/>
        <draw:frame draw:style-name="gr11" draw:layer="layout" svg:width="0.985cm" svg:height="0.687cm" svg:x="17.1cm" svg:y="10.3cm">
          <draw:text-box>
            <text:p><text:span text:style-name="T4">[X]</text:span></text:p>
          </draw:text-box>
        </draw:frame>
        <draw:frame draw:style-name="gr2" draw:text-style-name="P3" draw:layer="layout" svg:width="1.565cm" svg:height="0.64cm" svg:x="3.2cm" svg:y="10.5cm">
          <draw:text-box>
            <text:p><text:span text:style-name="T1">Tieto 1</text:span></text:p>
          </draw:text-box>
        </draw:frame>
        <draw:frame draw:style-name="gr2" draw:text-style-name="P3" draw:layer="layout" svg:width="1.565cm" svg:height="0.64cm" svg:x="9.5cm" svg:y="10.5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3.2cm" svg:y="11.26cm">
          <draw:text-box>
            <text:p><text:span text:style-name="T1">Tieto 2</text:span></text:p>
          </draw:text-box>
        </draw:frame>
        <draw:frame draw:style-name="gr2" draw:text-style-name="P3" draw:layer="layout" svg:width="1.565cm" svg:height="0.64cm" svg:x="3.2cm" svg:y="11.96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9.482cm" svg:y="11.2cm">
          <draw:text-box>
            <text:p><text:span text:style-name="T1">Tieto 4</text:span></text:p>
          </draw:text-box>
        </draw:frame>
        <draw:frame draw:style-name="gr8" draw:text-style-name="P9" draw:layer="layout" svg:width="1.565cm" svg:height="0.64cm" svg:x="9.5cm" svg:y="11.9cm">
          <draw:text-box>
            <text:p><text:span text:style-name="T1">Tieto 5</text:span></text:p>
          </draw:text-box>
        </draw:frame>
        <draw:frame draw:style-name="gr2" draw:text-style-name="P3" draw:layer="layout" svg:width="1.565cm" svg:height="0.64cm" svg:x="9.5cm" svg:y="12.6cm">
          <draw:text-box>
            <text:p><text:span text:style-name="T1">Tieto 6</text:span></text:p>
          </draw:text-box>
        </draw:frame>
        <draw:control draw:style-name="standard" draw:text-style-name="P2" draw:layer="controls" svg:width="4cm" svg:height="0.6cm" svg:x="5.1cm" svg:y="10.5cm" draw:control="control53"/>
        <draw:control draw:style-name="standard" draw:text-style-name="P2" draw:layer="controls" svg:width="4cm" svg:height="0.6cm" svg:x="12.5cm" svg:y="10.5cm" draw:control="control54"/>
        <draw:control draw:style-name="standard" draw:text-style-name="P2" draw:layer="controls" svg:width="4cm" svg:height="0.6cm" svg:x="5.1cm" svg:y="11.26cm" draw:control="control55"/>
        <draw:control draw:style-name="standard" draw:text-style-name="P2" draw:layer="controls" svg:width="4cm" svg:height="0.6cm" svg:x="5.1cm" svg:y="11.96cm" draw:control="control56"/>
        <draw:control draw:style-name="standard" draw:text-style-name="P2" draw:layer="controls" svg:width="4cm" svg:height="0.6cm" svg:x="12.5cm" svg:y="11.2cm" draw:control="control57"/>
        <draw:control draw:style-name="standard" draw:text-style-name="P2" draw:layer="controls" svg:width="4cm" svg:height="0.6cm" svg:x="12.5cm" svg:y="11.9cm" draw:control="control58"/>
        <draw:control draw:style-name="standard" draw:text-style-name="P2" draw:layer="controls" svg:width="4cm" svg:height="0.6cm" svg:x="12.5cm" svg:y="12.6cm" draw:control="control59"/>
        <draw:control draw:style-name="standard" draw:text-style-name="P6" draw:layer="controls" svg:width="3.4cm" svg:height="0.6cm" svg:x="13.1cm" svg:y="13.4cm" draw:control="control60"/>
        <draw:frame draw:style-name="gr9" draw:text-style-name="P10" draw:layer="layout" svg:width="3.063cm" svg:height="0.603cm" draw:transform="rotate (1.5707963267949) translate (17.297cm 13.8cm)">
          <draw:text-box>
            <text:p><text:span text:style-name="T3">TALLENTAMATTA</text:span></text:p>
          </draw:text-box>
        </draw:frame>
      </draw:page>
      <draw:page draw:name="page1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61" form:id="control61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62" form:id="control62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63" form:id="control63" form:label="S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64" form:id="control64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65" form:id="control65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66" form:id="control66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67" form:id="control67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68" form:id="control68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69" form:id="control6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0" form:id="control7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1" form:id="control7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2" form:id="control7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3" form:id="control7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4" form:id="control7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5" form:id="control7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76" form:id="control76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1" draw:layer="layout" svg:width="15cm" svg:height="3.9cm" svg:x="3cm" svg:y="10.3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7.864cm" svg:height="0.963cm" svg:x="2.5cm" svg:y="1.5cm">
          <draw:text-box>
            <text:p><text:span text:style-name="T2">GUI (Isännöitsijä) Henkilö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61"/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rect draw:style-name="gr10" draw:text-style-name="P9" draw:layer="layout" svg:width="7.2cm" svg:height="0.6cm" svg:x="3.6cm" svg:y="7.3cm">
          <text:p text:style-name="P7"><text:span text:style-name="T1">Henkilön nimi</text:span></text:p>
        </draw:rect>
        <draw:rect draw:style-name="gr10" draw:text-style-name="P13" draw:layer="layout" svg:width="0.6cm" svg:height="0.6cm" svg:x="3cm" svg:y="7.3cm">
          <text:p text:style-name="P12"><text:span text:style-name="T1">*</text:span></text:p>
        </draw:rect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  <draw:control draw:style-name="standard" draw:text-style-name="P2" draw:layer="controls" svg:width="5.6cm" svg:height="0.6cm" svg:x="3.7cm" svg:y="6.6cm" draw:control="control62"/>
        <draw:control draw:style-name="standard" draw:text-style-name="P6" draw:layer="controls" svg:width="0.5cm" svg:height="0.5cm" svg:x="3cm" svg:y="6.6cm" draw:control="control63"/>
        <draw:control draw:style-name="standard" draw:text-style-name="P6" draw:layer="controls" svg:width="0.5cm" svg:height="0.5cm" svg:x="10.2cm" svg:y="6.6cm" draw:control="control64"/>
        <draw:control draw:style-name="standard" draw:text-style-name="P6" draw:layer="controls" svg:width="0.5cm" svg:height="0.5cm" svg:x="9.5cm" svg:y="6.6cm" draw:control="control65"/>
        <draw:rect draw:style-name="gr10" draw:text-style-name="P9" draw:layer="layout" svg:width="7.2cm" svg:height="0.6cm" svg:x="10.8cm" svg:y="7.3cm">
          <text:p text:style-name="P7"><text:span text:style-name="T1">Yhtiön nimi</text:span></text:p>
        </draw:rect>
        <draw:control draw:style-name="standard" draw:text-style-name="P2" draw:layer="controls" svg:width="5.6cm" svg:height="0.6cm" svg:x="10.9cm" svg:y="6.6cm" draw:control="control66"/>
        <draw:control draw:style-name="standard" draw:text-style-name="P6" draw:layer="controls" svg:width="0.5cm" svg:height="0.5cm" svg:x="17.4cm" svg:y="6.6cm" draw:control="control67"/>
        <draw:control draw:style-name="standard" draw:text-style-name="P6" draw:layer="controls" svg:width="0.5cm" svg:height="0.5cm" svg:x="16.7cm" svg:y="6.6cm" draw:control="control68"/>
        <draw:rect draw:style-name="gr10" draw:text-style-name="P9" draw:layer="layout" svg:width="7.2cm" svg:height="0.6cm" svg:x="3.6cm" svg:y="7.9cm">
          <text:p text:style-name="P7"><text:span text:style-name="T1">Henkilön nimi</text:span></text:p>
        </draw:rect>
        <draw:rect draw:style-name="gr10" draw:text-style-name="P13" draw:layer="layout" svg:width="0.6cm" svg:height="0.6cm" svg:x="3cm" svg:y="7.9cm">
          <text:p text:style-name="P12"><text:span text:style-name="T1">*</text:span></text:p>
        </draw:rect>
        <draw:rect draw:style-name="gr10" draw:text-style-name="P9" draw:layer="layout" svg:width="7.2cm" svg:height="0.6cm" svg:x="10.8cm" svg:y="7.9cm">
          <text:p text:style-name="P7"><text:span text:style-name="T1">Yhtiön nimi</text:span></text:p>
        </draw:rect>
        <draw:rect draw:style-name="gr10" draw:text-style-name="P9" draw:layer="layout" svg:width="7.2cm" svg:height="0.6cm" svg:x="3.6cm" svg:y="8.5cm">
          <text:p text:style-name="P7"><text:span text:style-name="T1">Henkilön nimi</text:span></text:p>
        </draw:rect>
        <draw:rect draw:style-name="gr10" draw:text-style-name="P13" draw:layer="layout" svg:width="0.6cm" svg:height="0.6cm" svg:x="3cm" svg:y="8.5cm">
          <text:p text:style-name="P12"><text:span text:style-name="T1">*</text:span></text:p>
        </draw:rect>
        <draw:rect draw:style-name="gr10" draw:text-style-name="P9" draw:layer="layout" svg:width="7.2cm" svg:height="0.6cm" svg:x="10.8cm" svg:y="8.5cm">
          <text:p text:style-name="P7"><text:span text:style-name="T1">Yhtiön nimi</text:span></text:p>
        </draw:rect>
        <draw:rect draw:style-name="gr10" draw:text-style-name="P9" draw:layer="layout" svg:width="7.2cm" svg:height="0.6cm" svg:x="3.6cm" svg:y="9.1cm">
          <text:p text:style-name="P7"><text:span text:style-name="T1">Henkilön nimi</text:span></text:p>
        </draw:rect>
        <draw:rect draw:style-name="gr10" draw:text-style-name="P13" draw:layer="layout" svg:width="0.6cm" svg:height="0.6cm" svg:x="3cm" svg:y="9.1cm">
          <text:p text:style-name="P12"><text:span text:style-name="T1">*</text:span></text:p>
        </draw:rect>
        <draw:rect draw:style-name="gr10" draw:text-style-name="P9" draw:layer="layout" svg:width="7.2cm" svg:height="0.6cm" svg:x="10.8cm" svg:y="9.1cm">
          <text:p text:style-name="P7"><text:span text:style-name="T1">Yhtiön nimi</text:span></text:p>
        </draw:rect>
        <draw:rect draw:style-name="gr10" draw:text-style-name="P9" draw:layer="layout" svg:width="7.2cm" svg:height="0.6cm" svg:x="3.6cm" svg:y="9.7cm">
          <text:p text:style-name="P7"><text:span text:style-name="T1">Henkilön nimi</text:span></text:p>
        </draw:rect>
        <draw:rect draw:style-name="gr10" draw:text-style-name="P13" draw:layer="layout" svg:width="0.6cm" svg:height="0.6cm" svg:x="3cm" svg:y="9.7cm">
          <text:p text:style-name="P12"><text:span text:style-name="T1">*</text:span></text:p>
        </draw:rect>
        <draw:rect draw:style-name="gr10" draw:text-style-name="P9" draw:layer="layout" svg:width="7.2cm" svg:height="0.6cm" svg:x="10.8cm" svg:y="9.7cm">
          <text:p text:style-name="P7"><text:span text:style-name="T1">Yhtiön nimi</text:span></text:p>
        </draw:rect>
        <draw:frame draw:style-name="gr11" draw:layer="layout" svg:width="0.985cm" svg:height="0.687cm" svg:x="17.1cm" svg:y="10.3cm">
          <draw:text-box>
            <text:p><text:span text:style-name="T4">[X]</text:span></text:p>
          </draw:text-box>
        </draw:frame>
        <draw:frame draw:style-name="gr2" draw:text-style-name="P3" draw:layer="layout" svg:width="1.675cm" svg:height="0.64cm" svg:x="3.2cm" svg:y="10.5cm">
          <draw:text-box>
            <text:p><text:span text:style-name="T1">Etunimi</text:span></text:p>
          </draw:text-box>
        </draw:frame>
        <draw:control draw:style-name="standard" draw:text-style-name="P2" draw:layer="controls" svg:width="4cm" svg:height="0.6cm" svg:x="5.1cm" svg:y="10.5cm" draw:control="control69"/>
        <draw:frame draw:style-name="gr2" draw:text-style-name="P3" draw:layer="layout" svg:width="1.954cm" svg:height="0.64cm" svg:x="9.5cm" svg:y="10.5cm">
          <draw:text-box>
            <text:p><text:span text:style-name="T1">Sukunimi</text:span></text:p>
          </draw:text-box>
        </draw:frame>
        <draw:control draw:style-name="standard" draw:text-style-name="P2" draw:layer="controls" svg:width="4cm" svg:height="0.6cm" svg:x="12.5cm" svg:y="10.5cm" draw:control="control70"/>
        <draw:frame draw:style-name="gr2" draw:text-style-name="P3" draw:layer="layout" svg:width="1.666cm" svg:height="0.64cm" svg:x="3.2cm" svg:y="11.26cm">
          <draw:text-box>
            <text:p><text:span text:style-name="T1">Puhelin</text:span></text:p>
          </draw:text-box>
        </draw:frame>
        <draw:control draw:style-name="standard" draw:text-style-name="P2" draw:layer="controls" svg:width="4cm" svg:height="0.6cm" svg:x="5.1cm" svg:y="11.26cm" draw:control="control71"/>
        <draw:frame draw:style-name="gr2" draw:text-style-name="P3" draw:layer="layout" svg:width="1.501cm" svg:height="0.64cm" svg:x="3.2cm" svg:y="11.96cm">
          <draw:text-box>
            <text:p><text:span text:style-name="T1">E-mail</text:span></text:p>
          </draw:text-box>
        </draw:frame>
        <draw:control draw:style-name="standard" draw:text-style-name="P2" draw:layer="controls" svg:width="4cm" svg:height="0.6cm" svg:x="5.1cm" svg:y="11.96cm" draw:control="control72"/>
        <draw:frame draw:style-name="gr2" draw:text-style-name="P3" draw:layer="layout" svg:width="1.518cm" svg:height="0.64cm" svg:x="9.482cm" svg:y="11.2cm">
          <draw:text-box>
            <text:p><text:span text:style-name="T1">Osoite</text:span></text:p>
          </draw:text-box>
        </draw:frame>
        <draw:control draw:style-name="standard" draw:text-style-name="P2" draw:layer="controls" svg:width="4cm" svg:height="0.6cm" svg:x="12.5cm" svg:y="11.2cm" draw:control="control73"/>
        <draw:frame draw:style-name="gr8" draw:text-style-name="P9" draw:layer="layout" svg:width="1.789cm" svg:height="0.64cm" svg:x="9.5cm" svg:y="11.9cm">
          <draw:text-box>
            <text:p text:style-name="P7"><text:span text:style-name="T1">Postinro</text:span></text:p>
          </draw:text-box>
        </draw:frame>
        <draw:control draw:style-name="standard" draw:text-style-name="P2" draw:layer="controls" svg:width="4cm" svg:height="0.6cm" svg:x="12.5cm" svg:y="11.9cm" draw:control="control74"/>
        <draw:frame draw:style-name="gr2" draw:text-style-name="P3" draw:layer="layout" svg:width="3.05cm" svg:height="0.64cm" svg:x="9.5cm" svg:y="12.6cm">
          <draw:text-box>
            <text:p><text:span text:style-name="T1">Postitoimipaikka</text:span></text:p>
          </draw:text-box>
        </draw:frame>
        <draw:control draw:style-name="standard" draw:text-style-name="P2" draw:layer="controls" svg:width="4cm" svg:height="0.6cm" svg:x="12.5cm" svg:y="12.6cm" draw:control="control75"/>
        <draw:control draw:style-name="standard" draw:text-style-name="P6" draw:layer="controls" svg:width="3.4cm" svg:height="0.6cm" svg:x="13.1cm" svg:y="13.4cm" draw:control="control76"/>
        <draw:frame draw:style-name="gr9" draw:text-style-name="P10" draw:layer="layout" svg:width="3.063cm" svg:height="0.603cm" draw:transform="rotate (1.5707963267949) translate (17.298cm 13.801cm)">
          <draw:text-box>
            <text:p><text:span text:style-name="T3">TALLENTAMATTA</text:span></text:p>
          </draw:text-box>
        </draw:frame>
      </draw:page>
      <draw:page draw:name="page12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77" form:id="control77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78" form:id="control78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79" form:id="control79" form:label="S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80" form:id="control80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81" form:id="control81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82" form:id="control82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83" form:id="control83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84" form:id="control84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8.609cm" svg:height="0.963cm" svg:x="2.5cm" svg:y="1.5cm">
          <draw:text-box>
            <text:p><text:span text:style-name="T2">GUI (Isännöitsijä) Ilmoitukse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77"/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  <draw:rect draw:style-name="gr10" draw:text-style-name="P9" draw:layer="layout" svg:width="7.2cm" svg:height="0.6cm" svg:x="3.601cm" svg:y="7.3cm">
          <text:p text:style-name="P7"><text:span text:style-name="T1">Ilmoitus 1</text:span></text:p>
        </draw:rect>
        <draw:rect draw:style-name="gr10" draw:text-style-name="P13" draw:layer="layout" svg:width="0.6cm" svg:height="0.6cm" svg:x="3.001cm" svg:y="7.3cm">
          <text:p text:style-name="P12"><text:span text:style-name="T1">*</text:span></text:p>
        </draw:rect>
        <draw:rect draw:style-name="gr10" draw:text-style-name="P9" draw:layer="layout" svg:width="7.2cm" svg:height="0.6cm" svg:x="10.801cm" svg:y="7.3cm">
          <text:p text:style-name="P7"><text:span text:style-name="T1">Yhtiön nimi</text:span></text:p>
        </draw:rect>
        <draw:rect draw:style-name="gr10" draw:text-style-name="P9" draw:layer="layout" svg:width="7.2cm" svg:height="0.6cm" svg:x="3.601cm" svg:y="7.9cm">
          <text:p text:style-name="P7"><text:span text:style-name="T1">Ilmoitus 2</text:span></text:p>
        </draw:rect>
        <draw:rect draw:style-name="gr10" draw:text-style-name="P13" draw:layer="layout" svg:width="0.6cm" svg:height="0.6cm" svg:x="3.001cm" svg:y="7.9cm">
          <text:p text:style-name="P12"><text:span text:style-name="T1">*</text:span></text:p>
        </draw:rect>
        <draw:rect draw:style-name="gr10" draw:text-style-name="P9" draw:layer="layout" svg:width="7.2cm" svg:height="0.6cm" svg:x="10.801cm" svg:y="7.9cm">
          <text:p text:style-name="P7"><text:span text:style-name="T1">Yhtiön nimi</text:span></text:p>
        </draw:rect>
        <draw:rect draw:style-name="gr10" draw:text-style-name="P9" draw:layer="layout" svg:width="7.2cm" svg:height="0.6cm" svg:x="3.601cm" svg:y="8.5cm">
          <text:p text:style-name="P7"><text:span text:style-name="T1">Ilmoitus 3</text:span></text:p>
        </draw:rect>
        <draw:rect draw:style-name="gr10" draw:text-style-name="P13" draw:layer="layout" svg:width="0.6cm" svg:height="0.6cm" svg:x="3.001cm" svg:y="8.5cm">
          <text:p text:style-name="P12"><text:span text:style-name="T1">*</text:span></text:p>
        </draw:rect>
        <draw:rect draw:style-name="gr10" draw:text-style-name="P9" draw:layer="layout" svg:width="7.2cm" svg:height="0.6cm" svg:x="10.801cm" svg:y="8.5cm">
          <text:p text:style-name="P7"><text:span text:style-name="T1">Yhtiön nimi</text:span></text:p>
        </draw:rect>
        <draw:rect draw:style-name="gr10" draw:text-style-name="P9" draw:layer="layout" svg:width="7.2cm" svg:height="0.6cm" svg:x="3.601cm" svg:y="9.1cm">
          <text:p text:style-name="P7"><text:span text:style-name="T1">Ilmoitus 4</text:span></text:p>
        </draw:rect>
        <draw:rect draw:style-name="gr10" draw:text-style-name="P13" draw:layer="layout" svg:width="0.6cm" svg:height="0.6cm" svg:x="3.001cm" svg:y="9.1cm">
          <text:p text:style-name="P12"><text:span text:style-name="T1">*</text:span></text:p>
        </draw:rect>
        <draw:rect draw:style-name="gr10" draw:text-style-name="P9" draw:layer="layout" svg:width="7.2cm" svg:height="0.6cm" svg:x="10.801cm" svg:y="9.1cm">
          <text:p text:style-name="P7"><text:span text:style-name="T1">Yhtiön nimi</text:span></text:p>
        </draw:rect>
        <draw:rect draw:style-name="gr10" draw:text-style-name="P9" draw:layer="layout" svg:width="7.2cm" svg:height="0.6cm" svg:x="3.601cm" svg:y="9.7cm">
          <text:p text:style-name="P7"><text:span text:style-name="T1">Ilmoitus 5</text:span></text:p>
        </draw:rect>
        <draw:rect draw:style-name="gr10" draw:text-style-name="P13" draw:layer="layout" svg:width="0.6cm" svg:height="0.6cm" svg:x="3.001cm" svg:y="9.7cm">
          <text:p text:style-name="P12"><text:span text:style-name="T1">*</text:span></text:p>
        </draw:rect>
        <draw:rect draw:style-name="gr10" draw:text-style-name="P9" draw:layer="layout" svg:width="7.2cm" svg:height="0.6cm" svg:x="10.801cm" svg:y="9.7cm">
          <text:p text:style-name="P7"><text:span text:style-name="T1">Yhtiön nimi</text:span></text:p>
        </draw:rect>
        <draw:control draw:style-name="standard" draw:text-style-name="P2" draw:layer="controls" svg:width="5.6cm" svg:height="0.6cm" svg:x="3.701cm" svg:y="6.6cm" draw:control="control78"/>
        <draw:control draw:style-name="standard" draw:text-style-name="P6" draw:layer="controls" svg:width="0.5cm" svg:height="0.5cm" svg:x="3.001cm" svg:y="6.6cm" draw:control="control79"/>
        <draw:control draw:style-name="standard" draw:text-style-name="P6" draw:layer="controls" svg:width="0.5cm" svg:height="0.5cm" svg:x="10.201cm" svg:y="6.6cm" draw:control="control80"/>
        <draw:control draw:style-name="standard" draw:text-style-name="P6" draw:layer="controls" svg:width="0.5cm" svg:height="0.5cm" svg:x="9.501cm" svg:y="6.6cm" draw:control="control81"/>
        <draw:control draw:style-name="standard" draw:text-style-name="P2" draw:layer="controls" svg:width="5.6cm" svg:height="0.6cm" svg:x="10.901cm" svg:y="6.6cm" draw:control="control82"/>
        <draw:control draw:style-name="standard" draw:text-style-name="P6" draw:layer="controls" svg:width="0.5cm" svg:height="0.5cm" svg:x="17.401cm" svg:y="6.6cm" draw:control="control83"/>
        <draw:control draw:style-name="standard" draw:text-style-name="P6" draw:layer="controls" svg:width="0.5cm" svg:height="0.5cm" svg:x="16.701cm" svg:y="6.6cm" draw:control="control84"/>
      </draw:page>
      <draw:page draw:name="page13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85" form:id="control85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86" form:id="control86" form:current-value="Haku" form:value="Haku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87" form:id="control87" form:label="S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88" form:id="control88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89" form:id="control89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90" form:id="control90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91" form:id="control91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92" form:id="control92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93" form:id="control93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94" form:id="control94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95" form:id="control95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7.292cm" svg:height="0.963cm" svg:x="2.5cm" svg:y="1.5cm">
          <draw:text-box>
            <text:p><text:span text:style-name="T2">GUI (Isännöitsijä) Viesti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85"/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  <draw:rect draw:style-name="gr10" draw:text-style-name="P9" draw:layer="layout" svg:width="4.7cm" svg:height="0.6cm" svg:x="7.9cm" svg:y="7.3cm">
          <text:p text:style-name="P7"><text:span text:style-name="T1">Henkilön nimi</text:span></text:p>
        </draw:rect>
        <draw:rect draw:style-name="gr10" draw:text-style-name="P13" draw:layer="layout" svg:width="0.6cm" svg:height="0.6cm" svg:x="3cm" svg:y="7.3cm">
          <text:p text:style-name="P12"><text:span text:style-name="T1">*</text:span></text:p>
        </draw:rect>
        <draw:rect draw:style-name="gr10" draw:text-style-name="P9" draw:layer="layout" svg:width="5.4cm" svg:height="0.6cm" svg:x="12.6cm" svg:y="7.3cm">
          <text:p text:style-name="P7"><text:span text:style-name="T1">Yhtiön nimi</text:span></text:p>
        </draw:rect>
        <draw:rect draw:style-name="gr10" draw:text-style-name="P9" draw:layer="layout" svg:width="4.7cm" svg:height="0.6cm" svg:x="7.9cm" svg:y="7.9cm">
          <text:p text:style-name="P7"><text:span text:style-name="T1">Henkilön nimi</text:span></text:p>
        </draw:rect>
        <draw:rect draw:style-name="gr10" draw:text-style-name="P13" draw:layer="layout" svg:width="0.6cm" svg:height="0.6cm" svg:x="3cm" svg:y="7.9cm">
          <text:p text:style-name="P12"><text:span text:style-name="T1">*</text:span></text:p>
        </draw:rect>
        <draw:rect draw:style-name="gr10" draw:text-style-name="P9" draw:layer="layout" svg:width="5.4cm" svg:height="0.6cm" svg:x="12.6cm" svg:y="7.9cm">
          <text:p text:style-name="P7"><text:span text:style-name="T1">Yhtiön nimi</text:span></text:p>
        </draw:rect>
        <draw:rect draw:style-name="gr10" draw:text-style-name="P9" draw:layer="layout" svg:width="4.7cm" svg:height="0.6cm" svg:x="7.9cm" svg:y="8.5cm">
          <text:p text:style-name="P7"><text:span text:style-name="T1">Henkilön nimi</text:span></text:p>
        </draw:rect>
        <draw:rect draw:style-name="gr10" draw:text-style-name="P13" draw:layer="layout" svg:width="0.6cm" svg:height="0.6cm" svg:x="3cm" svg:y="8.5cm">
          <text:p text:style-name="P12"><text:span text:style-name="T1">*</text:span></text:p>
        </draw:rect>
        <draw:rect draw:style-name="gr10" draw:text-style-name="P9" draw:layer="layout" svg:width="5.4cm" svg:height="0.6cm" svg:x="12.6cm" svg:y="8.5cm">
          <text:p text:style-name="P7"><text:span text:style-name="T1">Yhtiön nimi</text:span></text:p>
        </draw:rect>
        <draw:rect draw:style-name="gr10" draw:text-style-name="P9" draw:layer="layout" svg:width="4.7cm" svg:height="0.6cm" svg:x="7.9cm" svg:y="9.1cm">
          <text:p text:style-name="P7"><text:span text:style-name="T1">Henkilön nimi</text:span></text:p>
        </draw:rect>
        <draw:rect draw:style-name="gr10" draw:text-style-name="P13" draw:layer="layout" svg:width="0.6cm" svg:height="0.6cm" svg:x="3cm" svg:y="9.1cm">
          <text:p text:style-name="P12"><text:span text:style-name="T1">*</text:span></text:p>
        </draw:rect>
        <draw:rect draw:style-name="gr10" draw:text-style-name="P9" draw:layer="layout" svg:width="5.4cm" svg:height="0.6cm" svg:x="12.6cm" svg:y="9.1cm">
          <text:p text:style-name="P7"><text:span text:style-name="T1">Yhtiön nimi</text:span></text:p>
        </draw:rect>
        <draw:rect draw:style-name="gr10" draw:text-style-name="P9" draw:layer="layout" svg:width="4.7cm" svg:height="0.6cm" svg:x="7.9cm" svg:y="9.7cm">
          <text:p text:style-name="P7"><text:span text:style-name="T1">Henkilön nimi</text:span></text:p>
        </draw:rect>
        <draw:rect draw:style-name="gr10" draw:text-style-name="P13" draw:layer="layout" svg:width="0.6cm" svg:height="0.6cm" svg:x="3cm" svg:y="9.7cm">
          <text:p text:style-name="P12"><text:span text:style-name="T1">*</text:span></text:p>
        </draw:rect>
        <draw:rect draw:style-name="gr10" draw:text-style-name="P9" draw:layer="layout" svg:width="5.4cm" svg:height="0.6cm" svg:x="12.6cm" svg:y="9.7cm">
          <text:p text:style-name="P7"><text:span text:style-name="T1">Yhtiön nimi</text:span></text:p>
        </draw:rect>
        <draw:control draw:style-name="standard" draw:text-style-name="P2" draw:layer="controls" svg:width="2.7cm" svg:height="0.6cm" svg:x="3.7cm" svg:y="6.6cm" draw:control="control86"/>
        <draw:control draw:style-name="standard" draw:text-style-name="P6" draw:layer="controls" svg:width="0.5cm" svg:height="0.5cm" svg:x="3cm" svg:y="6.6cm" draw:control="control87"/>
        <draw:control draw:style-name="standard" draw:text-style-name="P6" draw:layer="controls" svg:width="0.5cm" svg:height="0.5cm" svg:x="7.3cm" svg:y="6.6cm" draw:control="control88"/>
        <draw:control draw:style-name="standard" draw:text-style-name="P6" draw:layer="controls" svg:width="0.5cm" svg:height="0.5cm" svg:x="6.6cm" svg:y="6.6cm" draw:control="control89"/>
        <draw:control draw:style-name="standard" draw:text-style-name="P2" draw:layer="controls" svg:width="3.8cm" svg:height="0.6cm" svg:x="12.7cm" svg:y="6.6cm" draw:control="control90"/>
        <draw:control draw:style-name="standard" draw:text-style-name="P6" draw:layer="controls" svg:width="0.5cm" svg:height="0.5cm" svg:x="17.4cm" svg:y="6.6cm" draw:control="control91"/>
        <draw:control draw:style-name="standard" draw:text-style-name="P6" draw:layer="controls" svg:width="0.5cm" svg:height="0.5cm" svg:x="16.7cm" svg:y="6.6cm" draw:control="control92"/>
        <draw:rect draw:style-name="gr10" draw:text-style-name="P9" draw:layer="layout" svg:width="4.3cm" svg:height="0.6cm" svg:x="3.6cm" svg:y="7.3cm">
          <text:p text:style-name="P7"><text:span text:style-name="T1">Viesti 1</text:span></text:p>
        </draw:rect>
        <draw:rect draw:style-name="gr10" draw:text-style-name="P9" draw:layer="layout" svg:width="4.3cm" svg:height="0.6cm" svg:x="3.6cm" svg:y="7.9cm">
          <text:p text:style-name="P7"><text:span text:style-name="T1">Viesti 2</text:span></text:p>
        </draw:rect>
        <draw:rect draw:style-name="gr10" draw:text-style-name="P9" draw:layer="layout" svg:width="4.3cm" svg:height="0.6cm" svg:x="3.6cm" svg:y="8.5cm">
          <text:p text:style-name="P7"><text:span text:style-name="T1">Viesti 3</text:span></text:p>
        </draw:rect>
        <draw:rect draw:style-name="gr10" draw:text-style-name="P9" draw:layer="layout" svg:width="4.3cm" svg:height="0.6cm" svg:x="3.6cm" svg:y="9.1cm">
          <text:p text:style-name="P7"><text:span text:style-name="T1">Viesti 4</text:span></text:p>
        </draw:rect>
        <draw:rect draw:style-name="gr10" draw:text-style-name="P9" draw:layer="layout" svg:width="4.3cm" svg:height="0.6cm" svg:x="3.6cm" svg:y="9.7cm">
          <text:p text:style-name="P7"><text:span text:style-name="T1">Viesti 5</text:span></text:p>
        </draw:rect>
        <draw:control draw:style-name="standard" draw:text-style-name="P2" draw:layer="controls" svg:width="3.1cm" svg:height="0.6cm" svg:x="8cm" svg:y="6.6cm" draw:control="control93"/>
        <draw:control draw:style-name="standard" draw:text-style-name="P6" draw:layer="controls" svg:width="0.5cm" svg:height="0.5cm" svg:x="12cm" svg:y="6.6cm" draw:control="control94"/>
        <draw:control draw:style-name="standard" draw:text-style-name="P6" draw:layer="controls" svg:width="0.531cm" svg:height="0.5cm" svg:x="11.269cm" svg:y="6.6cm" draw:control="control95"/>
      </draw:page>
      <draw:page draw:name="page14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96" form:id="control96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97" form:id="control97" form:current-value="Haku" form:value="Haku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98" form:id="control98" form:label="S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99" form:id="control99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00" form:id="control100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101" form:id="control101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102" form:id="control102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03" form:id="control103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7.83cm" svg:height="0.963cm" svg:x="2.5cm" svg:y="1.5cm">
          <draw:text-box>
            <text:p><text:span text:style-name="T2">GUI (Isännöitsijä) Palvelu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96"/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  <draw:rect draw:style-name="gr10" draw:text-style-name="P9" draw:layer="layout" svg:width="7.2cm" svg:height="0.6cm" svg:x="3.601cm" svg:y="7.3cm">
          <text:p text:style-name="P7"><text:span text:style-name="T1">Palvelu 1</text:span></text:p>
        </draw:rect>
        <draw:rect draw:style-name="gr10" draw:text-style-name="P13" draw:layer="layout" svg:width="0.6cm" svg:height="0.6cm" svg:x="3.001cm" svg:y="7.3cm">
          <text:p text:style-name="P12"><text:span text:style-name="T1">*</text:span></text:p>
        </draw:rect>
        <draw:rect draw:style-name="gr10" draw:text-style-name="P9" draw:layer="layout" svg:width="7.2cm" svg:height="0.6cm" svg:x="10.801cm" svg:y="7.3cm">
          <text:p text:style-name="P7"><text:span text:style-name="T1">Yhtiön nimi</text:span></text:p>
        </draw:rect>
        <draw:rect draw:style-name="gr10" draw:text-style-name="P9" draw:layer="layout" svg:width="7.2cm" svg:height="0.6cm" svg:x="3.601cm" svg:y="7.9cm">
          <text:p text:style-name="P7"><text:span text:style-name="T1">Palvelu 2</text:span></text:p>
        </draw:rect>
        <draw:rect draw:style-name="gr10" draw:text-style-name="P13" draw:layer="layout" svg:width="0.6cm" svg:height="0.6cm" svg:x="3.001cm" svg:y="7.9cm">
          <text:p text:style-name="P12"><text:span text:style-name="T1">*</text:span></text:p>
        </draw:rect>
        <draw:rect draw:style-name="gr10" draw:text-style-name="P9" draw:layer="layout" svg:width="7.2cm" svg:height="0.6cm" svg:x="10.801cm" svg:y="7.9cm">
          <text:p text:style-name="P7"><text:span text:style-name="T1">Yhtiön nimi</text:span></text:p>
        </draw:rect>
        <draw:rect draw:style-name="gr10" draw:text-style-name="P9" draw:layer="layout" svg:width="7.2cm" svg:height="0.6cm" svg:x="3.601cm" svg:y="8.5cm">
          <text:p text:style-name="P7"><text:span text:style-name="T1">Palvelu 3</text:span></text:p>
        </draw:rect>
        <draw:rect draw:style-name="gr10" draw:text-style-name="P13" draw:layer="layout" svg:width="0.6cm" svg:height="0.6cm" svg:x="3.001cm" svg:y="8.5cm">
          <text:p text:style-name="P12"><text:span text:style-name="T1">*</text:span></text:p>
        </draw:rect>
        <draw:rect draw:style-name="gr10" draw:text-style-name="P9" draw:layer="layout" svg:width="7.2cm" svg:height="0.6cm" svg:x="10.801cm" svg:y="8.5cm">
          <text:p text:style-name="P7"><text:span text:style-name="T1">Yhtiön nimi</text:span></text:p>
        </draw:rect>
        <draw:rect draw:style-name="gr10" draw:text-style-name="P9" draw:layer="layout" svg:width="7.2cm" svg:height="0.6cm" svg:x="3.601cm" svg:y="9.1cm">
          <text:p text:style-name="P7"><text:span text:style-name="T1">Palvelu 4</text:span></text:p>
        </draw:rect>
        <draw:rect draw:style-name="gr10" draw:text-style-name="P13" draw:layer="layout" svg:width="0.6cm" svg:height="0.6cm" svg:x="3.001cm" svg:y="9.1cm">
          <text:p text:style-name="P12"><text:span text:style-name="T1">*</text:span></text:p>
        </draw:rect>
        <draw:rect draw:style-name="gr10" draw:text-style-name="P9" draw:layer="layout" svg:width="7.2cm" svg:height="0.6cm" svg:x="10.801cm" svg:y="9.1cm">
          <text:p text:style-name="P7"><text:span text:style-name="T1">Yhtiön nimi</text:span></text:p>
        </draw:rect>
        <draw:rect draw:style-name="gr10" draw:text-style-name="P9" draw:layer="layout" svg:width="7.2cm" svg:height="0.6cm" svg:x="3.601cm" svg:y="9.7cm">
          <text:p text:style-name="P7"><text:span text:style-name="T1">Palvelu 5</text:span></text:p>
        </draw:rect>
        <draw:rect draw:style-name="gr10" draw:text-style-name="P13" draw:layer="layout" svg:width="0.6cm" svg:height="0.6cm" svg:x="3.001cm" svg:y="9.7cm">
          <text:p text:style-name="P12"><text:span text:style-name="T1">*</text:span></text:p>
        </draw:rect>
        <draw:rect draw:style-name="gr10" draw:text-style-name="P9" draw:layer="layout" svg:width="7.2cm" svg:height="0.6cm" svg:x="10.801cm" svg:y="9.7cm">
          <text:p text:style-name="P7"><text:span text:style-name="T1">Yhtiön nimi</text:span></text:p>
        </draw:rect>
        <draw:control draw:style-name="standard" draw:text-style-name="P2" draw:layer="controls" svg:width="5.6cm" svg:height="0.6cm" svg:x="3.701cm" svg:y="6.6cm" draw:control="control97"/>
        <draw:control draw:style-name="standard" draw:text-style-name="P6" draw:layer="controls" svg:width="0.5cm" svg:height="0.5cm" svg:x="3.001cm" svg:y="6.6cm" draw:control="control98"/>
        <draw:control draw:style-name="standard" draw:text-style-name="P6" draw:layer="controls" svg:width="0.5cm" svg:height="0.5cm" svg:x="10.201cm" svg:y="6.6cm" draw:control="control99"/>
        <draw:control draw:style-name="standard" draw:text-style-name="P6" draw:layer="controls" svg:width="0.5cm" svg:height="0.5cm" svg:x="9.501cm" svg:y="6.6cm" draw:control="control100"/>
        <draw:control draw:style-name="standard" draw:text-style-name="P2" draw:layer="controls" svg:width="5.6cm" svg:height="0.6cm" svg:x="10.901cm" svg:y="6.6cm" draw:control="control101"/>
        <draw:control draw:style-name="standard" draw:text-style-name="P6" draw:layer="controls" svg:width="0.5cm" svg:height="0.5cm" svg:x="17.401cm" svg:y="6.6cm" draw:control="control102"/>
        <draw:control draw:style-name="standard" draw:text-style-name="P6" draw:layer="controls" svg:width="0.5cm" svg:height="0.5cm" svg:x="16.701cm" svg:y="6.6cm" draw:control="control103"/>
      </draw:page>
      <draw:page draw:name="page15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104" form:id="control104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8.329cm" svg:height="0.963cm" svg:x="2.5cm" svg:y="1.5cm">
          <draw:text-box>
            <text:p><text:span text:style-name="T2">GUI (Isännöitsijä) Asetukse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104"/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  <draw:rect draw:style-name="gr6" draw:text-style-name="P1" draw:layer="layout" svg:width="14.9cm" svg:height="3.8cm" svg:x="3cm" svg:y="6.7cm">
          <text:p text:style-name="P1">Yleisiä asetuksia</text:p>
        </draw:rect>
        <draw:rect draw:style-name="gr6" draw:text-style-name="P1" draw:layer="layout" svg:width="14.9cm" svg:height="3.8cm" svg:x="3cm" svg:y="11.1cm">
          <text:p text:style-name="P1">Lisää taloyhtiö</text:p>
        </draw:rect>
        <draw:rect draw:style-name="gr6" draw:text-style-name="P1" draw:layer="layout" svg:width="14.9cm" svg:height="3.8cm" svg:x="3cm" svg:y="15.5cm">
          <text:p text:style-name="P1">Yhtiöiden, käyttäjie ja (?) poisto.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08T20:03:47.96</meta:creation-date>
    <meta:generator>LibreOffice/3.6$Windows_x86 LibreOffice_project/932b512-69e3009-7a10e5c-fc86223-a55908</meta:generator>
    <dc:date>2018-02-12T13:09:52.54</dc:date>
    <meta:editing-duration>PT1H28M9S</meta:editing-duration>
    <meta:editing-cycles>29</meta:editing-cycles>
    <meta:document-statistic meta:object-count="536"/>
  </office:meta>
</office:document-meta>
</file>